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566b"/>
    </style:style>
    <style:style style:name="P2" style:family="paragraph" style:parent-style-name="Standard">
      <style:text-properties style:text-position="0% 100%" officeooo:paragraph-rsid="0004566b"/>
    </style:style>
    <style:style style:name="P3" style:family="paragraph" style:parent-style-name="Standard">
      <style:text-properties style:text-position="0% 100%" officeooo:rsid="0004566b" officeooo:paragraph-rsid="0004566b"/>
    </style:style>
    <style:style style:name="P4" style:family="paragraph" style:parent-style-name="Standard">
      <style:text-properties style:text-position="0% 100%" officeooo:paragraph-rsid="0006b20d"/>
    </style:style>
    <style:style style:name="P5" style:family="paragraph" style:parent-style-name="Standard">
      <style:text-properties style:text-position="0% 100%" officeooo:paragraph-rsid="00076c76"/>
    </style:style>
    <style:style style:name="P6" style:family="paragraph" style:parent-style-name="Standard">
      <style:text-properties style:text-position="0% 100%" officeooo:paragraph-rsid="000943cd"/>
    </style:style>
    <style:style style:name="P7" style:family="paragraph" style:parent-style-name="Standard">
      <style:text-properties officeooo:paragraph-rsid="0006b20d"/>
    </style:style>
    <style:style style:name="P8" style:family="paragraph" style:parent-style-name="Standard">
      <style:text-properties officeooo:paragraph-rsid="000943cd"/>
    </style:style>
    <style:style style:name="P9" style:family="paragraph" style:parent-style-name="Standard">
      <style:text-properties style:text-position="0% 100%" officeooo:rsid="0004566b" officeooo:paragraph-rsid="000bbd33"/>
    </style:style>
    <style:style style:name="P10" style:family="paragraph" style:parent-style-name="Standard">
      <style:text-properties style:font-name="Calibri" fo:font-size="12pt"/>
    </style:style>
    <style:style style:name="P11"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2pt"/>
    </style:style>
    <style:style style:name="P12"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2pt"/>
    </style:style>
    <style:style style:name="T1" style:family="text">
      <style:text-properties style:text-position="0% 100%"/>
    </style:style>
    <style:style style:name="T2"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DDIN CSL_CITATION {&quot;citationItems&quot;: [{&quot;id&quot;: &quot;ITEM-1&quot;, &quot;itemData&quot;: {&quot;DOI&quot;: &quot;10.1109/CSPA48992.2020.9068728&quot;, &quot;ISBN&quot;: &quot;9781728153100&quot;, &quot;abstract&quot;: &quot;Trying to gather personal information through deceptive ways is becoming more common nowadays. In order to assist the user to be aware of the access to such websites, the implemented system notifies the user through email and also pop-up, when trying to access a phishing site. This paper proposes an approach of phishing detection system to detect blacklisted URL also known as phishing websites, so that individual can be alerted while browsing or accessing a particular website. Therefore, it can be utilized for identification and authentication and become a legitimate tool to prevent an individual from getting tricked.&quot;, &quot;author&quot;: [{&quot;dropping-particle&quot;: &quot;&quot;, &quot;family&quot;: &quot;Alkawaz&quot;, &quot;given&quot;: &quot;Mohammed Hazim&quot;, &quot;non-dropping-particle&quot;: &quot;&quot;, &quot;parse-names&quot;: false, &quot;suffix&quot;: &quot;&quot;}, {&quot;dropping-particle&quot;: &quot;&quot;, &quot;family&quot;: &quot;Steven&quot;, &quot;given&quot;: &quot;Stephanie Joanne&quot;, &quot;non-dropping-particle&quot;: &quot;&quot;, &quot;parse-names&quot;: false, &quot;suffix&quot;: &quot;&quot;}, {&quot;dropping-particle&quot;: &quot;&quot;, &quot;family&quot;: &quot;Hajamydeen&quot;, &quot;given&quot;: &quot;Asif Iqbal&quot;, &quot;non-dropping-particle&quot;: &quot;&quot;, &quot;parse-names&quot;: false, &quot;suffix&quot;: &quot;&quot;}], &quot;container-title&quot;: &quot;Proceedings - 2020 16th IEEE International Colloquium on Signal Processing and its Applications, CSPA 2020&quot;, &quot;id&quot;: &quot;ITEM-1&quot;, &quot;issue&quot;: &quot;Cspa&quot;, &quot;issued&quot;: {&quot;date-parts&quot;: [[&quot;2020&quot;]]}, &quot;page&quot;: &quot;111-114&quot;, &quot;publisher&quot;: &quot;IEEE&quot;, &quot;title&quot;: &quot;Detecting Phishing Website Using Machine Learning&quot;, &quot;type&quot;: &quot;paper-conference&quot;}, &quot;uris&quot;: [&quot;http://www.mendeley.com/documents/?uuid=4a51c2d3-63b1-42ad-9249-93282df3b7d8&quot;]}], &quot;mendeley&quot;: {&quot;formattedCitation&quot;: &quot;(Alkawaz et al., 2020)&quot;, &quot;plainTextFormattedCitation&quot;: &quot;(Alkawaz et al., 2020)&quot;, &quot;previouslyFormattedCitation&quot;: &quot;(Alkawaz et al., 2020)&quot;}, &quot;properties&quot;: {&quot;noteIndex&quot;: 0}, &quot;schema&quot;: &quot;https://github.com/citation-style-language/schema/raw/master/csl-citation.json&quot;} RNDrbJLFzXN4o"/>(Alkawaz et al., 2020)<text:reference-mark-end text:name="ADDIN CSL_CITATION {&quot;citationItems&quot;: [{&quot;id&quot;: &quot;ITEM-1&quot;, &quot;itemData&quot;: {&quot;DOI&quot;: &quot;10.1109/CSPA48992.2020.9068728&quot;, &quot;ISBN&quot;: &quot;9781728153100&quot;, &quot;abstract&quot;: &quot;Trying to gather personal information through deceptive ways is becoming more common nowadays. In order to assist the user to be aware of the access to such websites, the implemented system notifies the user through email and also pop-up, when trying to access a phishing site. This paper proposes an approach of phishing detection system to detect blacklisted URL also known as phishing websites, so that individual can be alerted while browsing or accessing a particular website. Therefore, it can be utilized for identification and authentication and become a legitimate tool to prevent an individual from getting tricked.&quot;, &quot;author&quot;: [{&quot;dropping-particle&quot;: &quot;&quot;, &quot;family&quot;: &quot;Alkawaz&quot;, &quot;given&quot;: &quot;Mohammed Hazim&quot;, &quot;non-dropping-particle&quot;: &quot;&quot;, &quot;parse-names&quot;: false, &quot;suffix&quot;: &quot;&quot;}, {&quot;dropping-particle&quot;: &quot;&quot;, &quot;family&quot;: &quot;Steven&quot;, &quot;given&quot;: &quot;Stephanie Joanne&quot;, &quot;non-dropping-particle&quot;: &quot;&quot;, &quot;parse-names&quot;: false, &quot;suffix&quot;: &quot;&quot;}, {&quot;dropping-particle&quot;: &quot;&quot;, &quot;family&quot;: &quot;Hajamydeen&quot;, &quot;given&quot;: &quot;Asif Iqbal&quot;, &quot;non-dropping-particle&quot;: &quot;&quot;, &quot;parse-names&quot;: false, &quot;suffix&quot;: &quot;&quot;}], &quot;container-title&quot;: &quot;Proceedings - 2020 16th IEEE International Colloquium on Signal Processing and its Applications, CSPA 2020&quot;, &quot;id&quot;: &quot;ITEM-1&quot;, &quot;issue&quot;: &quot;Cspa&quot;, &quot;issued&quot;: {&quot;date-parts&quot;: [[&quot;2020&quot;]]}, &quot;page&quot;: &quot;111-114&quot;, &quot;publisher&quot;: &quot;IEEE&quot;, &quot;title&quot;: &quot;Detecting Phishing Website Using Machine Learning&quot;, &quot;type&quot;: &quot;paper-conference&quot;}, &quot;uris&quot;: [&quot;http://www.mendeley.com/documents/?uuid=4a51c2d3-63b1-42ad-9249-93282df3b7d8&quot;]}], &quot;mendeley&quot;: {&quot;formattedCitation&quot;: &quot;(Alkawaz et al., 2020)&quot;, &quot;plainTextFormattedCitation&quot;: &quot;(Alkawaz et al., 2020)&quot;, &quot;previouslyFormattedCitation&quot;: &quot;(Alkawaz et al., 2020)&quot;}, &quot;properties&quot;: {&quot;noteIndex&quot;: 0}, &quot;schema&quot;: &quot;https://github.com/citation-style-language/schema/raw/master/csl-citation.json&quot;} RNDrbJLFzXN4o"/></text:p>
      <text:p text:style-name="P2"><text:reference-mark-start text:name="ADDIN CSL_CITATION {&quot;citationItems&quot;: [{&quot;id&quot;: &quot;ITEM-1&quot;, &quot;itemData&quot;: {&quot;DOI&quot;: &quot;10.1109/CSCI49370.2019.00071&quot;, &quot;ISBN&quot;: &quot;9781728155845&quot;, &quot;abstract&quot;: &quot;The number of phishing attacks has increased in Latin America, exceeding the operational skills of cybersecurity analysts. The cognitive security application proposes the use of bigdata, machine learning, and data analytics to improve response times in attack detection. This paper presents an investigation about the analysis of anomalous behavior related with phishing web attacks and how machine learning techniques can be an option to face the problem. This analysis is made with the use of an contaminated data sets, and python tools for developing machine learning for detect phishing attacks through of the analysis of URLs to determinate if are good or bad URLs in base of specific characteristics of the URLs, with the goal of provide realtime information for take proactive decisions that minimize the impact of an attack.&quot;, &quot;author&quot;: [{&quot;dropping-particle&quot;: &quot;&quot;, &quot;family&quot;: &quot;Ortiz Garces&quot;, &quot;given&quot;: &quot;Ivan&quot;, &quot;non-dropping-particle&quot;: &quot;&quot;, &quot;parse-names&quot;: false, &quot;suffix&quot;: &quot;&quot;}, {&quot;dropping-particle&quot;: &quot;&quot;, &quot;family&quot;: &quot;Cazares&quot;, &quot;given&quot;: &quot;Maria Fernada&quot;, &quot;non-dropping-particle&quot;: &quot;&quot;, &quot;parse-names&quot;: false, &quot;suffix&quot;: &quot;&quot;}, {&quot;dropping-particle&quot;: &quot;&quot;, &quot;family&quot;: &quot;Andrade&quot;, &quot;given&quot;: &quot;Roberto Omar&quot;, &quot;non-dropping-particle&quot;: &quot;&quot;, &quot;parse-names&quot;: false, &quot;suffix&quot;: &quot;&quot;}], &quot;container-title&quot;: &quot;Proceedings - 6th Annual Conference on Computational Science and Computational Intelligence, CSCI 2019&quot;, &quot;id&quot;: &quot;ITEM-1&quot;, &quot;issued&quot;: {&quot;date-parts&quot;: [[&quot;2019&quot;]]}, &quot;page&quot;: &quot;366-370&quot;, &quot;title&quot;: &quot;Detection of phishing attacks with machine learning techniques in cognitive security architecture&quot;, &quot;type&quot;: &quot;paper-conference&quot;}, &quot;uris&quot;: [&quot;http://www.mendeley.com/documents/?uuid=7b676cc0-cf7d-4222-846e-eddcf8fa944d&quot;]}], &quot;mendeley&quot;: {&quot;formattedCitation&quot;: &quot;(Ortiz Garces et al., 2019)&quot;, &quot;plainTextFormattedCitation&quot;: &quot;(Ortiz Garces et al., 2019)&quot;, &quot;previouslyFormattedCitation&quot;: &quot;(Ortiz Garces et al., 2019)&quot;}, &quot;properties&quot;: {&quot;noteIndex&quot;: 0}, &quot;schema&quot;: &quot;https://github.com/citation-style-language/schema/raw/master/csl-citation.json&quot;} RNDtpagHFrDL5"/>(Ortiz Garces et al., 2019)<text:reference-mark-end text:name="ADDIN CSL_CITATION {&quot;citationItems&quot;: [{&quot;id&quot;: &quot;ITEM-1&quot;, &quot;itemData&quot;: {&quot;DOI&quot;: &quot;10.1109/CSCI49370.2019.00071&quot;, &quot;ISBN&quot;: &quot;9781728155845&quot;, &quot;abstract&quot;: &quot;The number of phishing attacks has increased in Latin America, exceeding the operational skills of cybersecurity analysts. The cognitive security application proposes the use of bigdata, machine learning, and data analytics to improve response times in attack detection. This paper presents an investigation about the analysis of anomalous behavior related with phishing web attacks and how machine learning techniques can be an option to face the problem. This analysis is made with the use of an contaminated data sets, and python tools for developing machine learning for detect phishing attacks through of the analysis of URLs to determinate if are good or bad URLs in base of specific characteristics of the URLs, with the goal of provide realtime information for take proactive decisions that minimize the impact of an attack.&quot;, &quot;author&quot;: [{&quot;dropping-particle&quot;: &quot;&quot;, &quot;family&quot;: &quot;Ortiz Garces&quot;, &quot;given&quot;: &quot;Ivan&quot;, &quot;non-dropping-particle&quot;: &quot;&quot;, &quot;parse-names&quot;: false, &quot;suffix&quot;: &quot;&quot;}, {&quot;dropping-particle&quot;: &quot;&quot;, &quot;family&quot;: &quot;Cazares&quot;, &quot;given&quot;: &quot;Maria Fernada&quot;, &quot;non-dropping-particle&quot;: &quot;&quot;, &quot;parse-names&quot;: false, &quot;suffix&quot;: &quot;&quot;}, {&quot;dropping-particle&quot;: &quot;&quot;, &quot;family&quot;: &quot;Andrade&quot;, &quot;given&quot;: &quot;Roberto Omar&quot;, &quot;non-dropping-particle&quot;: &quot;&quot;, &quot;parse-names&quot;: false, &quot;suffix&quot;: &quot;&quot;}], &quot;container-title&quot;: &quot;Proceedings - 6th Annual Conference on Computational Science and Computational Intelligence, CSCI 2019&quot;, &quot;id&quot;: &quot;ITEM-1&quot;, &quot;issued&quot;: {&quot;date-parts&quot;: [[&quot;2019&quot;]]}, &quot;page&quot;: &quot;366-370&quot;, &quot;title&quot;: &quot;Detection of phishing attacks with machine learning techniques in cognitive security architecture&quot;, &quot;type&quot;: &quot;paper-conference&quot;}, &quot;uris&quot;: [&quot;http://www.mendeley.com/documents/?uuid=7b676cc0-cf7d-4222-846e-eddcf8fa944d&quot;]}], &quot;mendeley&quot;: {&quot;formattedCitation&quot;: &quot;(Ortiz Garces et al., 2019)&quot;, &quot;plainTextFormattedCitation&quot;: &quot;(Ortiz Garces et al., 2019)&quot;, &quot;previouslyFormattedCitation&quot;: &quot;(Ortiz Garces et al., 2019)&quot;}, &quot;properties&quot;: {&quot;noteIndex&quot;: 0}, &quot;schema&quot;: &quot;https://github.com/citation-style-language/schema/raw/master/csl-citation.json&quot;} RNDtpagHFrDL5"/></text:p>
      <text:p text:style-name="P1"><text:reference-mark-start text:name="ADDIN CSL_CITATION {&quot;citationItems&quot;: [{&quot;id&quot;: &quot;ITEM-1&quot;, &quot;itemData&quot;: {&quot;DOI&quot;: &quot;10.1109/ICCS45141.2019.9065639&quot;, &quot;ISBN&quot;: &quot;9781538681138&quot;, &quot;abstract&quot;: &quot;Phishing sites is the major problems for online security challenges because of large number of online transactions is done every day. The objective of the paper is to do survey about the phishing: A social attack and its detection and to make aware of the users who doesn't know about this major attack as many of them are still falling in the trap. Most of the users are unaware about this problem; they unknowingly fill many forms that belong to phishing website which are hidden. This leads to the leaking of sensitive information of the victim. This study also gives brief knowledge about several machine learning techniques such as kNN Algorithm, Na\u00efve Bayes, Decision Tree, Support Vector Machines, Neural Network and Random Forest algorithm for predicting phishing sites.&quot;, &quot;author&quot;: [{&quot;dropping-particle&quot;: &quot;V.&quot;, &quot;family&quot;: &quot;Kunju&quot;, &quot;given&quot;: &quot;Merlin&quot;, &quot;non-dropping-particle&quot;: &quot;&quot;, &quot;parse-names&quot;: false, &quot;suffix&quot;: &quot;&quot;}, {&quot;dropping-particle&quot;: &quot;&quot;, &quot;family&quot;: &quot;Dainel&quot;, &quot;given&quot;: &quot;Esther&quot;, &quot;non-dropping-particle&quot;: &quot;&quot;, &quot;parse-names&quot;: false, &quot;suffix&quot;: &quot;&quot;}, {&quot;dropping-particle&quot;: &quot;&quot;, &quot;family&quot;: &quot;Anthony&quot;, &quot;given&quot;: &quot;Heron Celestie&quot;, &quot;non-dropping-particle&quot;: &quot;&quot;, &quot;parse-names&quot;: false, &quot;suffix&quot;: &quot;&quot;}, {&quot;dropping-particle&quot;: &quot;&quot;, &quot;family&quot;: &quot;Bhelwa&quot;, &quot;given&quot;: &quot;Sonali&quot;, &quot;non-dropping-particle&quot;: &quot;&quot;, &quot;parse-names&quot;: false, &quot;suffix&quot;: &quot;&quot;}], &quot;container-title&quot;: &quot;2019 International Conference on Intelligent Computing and Control Systems, ICCS 2019&quot;, &quot;id&quot;: &quot;ITEM-1&quot;, &quot;issue&quot;: &quot;Iciccs&quot;, &quot;issued&quot;: {&quot;date-parts&quot;: [[&quot;2019&quot;]]}, &quot;page&quot;: &quot;963-968&quot;, &quot;publisher&quot;: &quot;IEEE&quot;, &quot;title&quot;: &quot;Evaluation of phishing techniques based on machine learning&quot;, &quot;type&quot;: &quot;paper-conference&quot;}, &quot;uris&quot;: [&quot;http://www.mendeley.com/documents/?uuid=07f49607-8e65-45ef-918c-8e730da061fb&quot;]}], &quot;mendeley&quot;: {&quot;formattedCitation&quot;: &quot;(Kunju et al., 2019)&quot;, &quot;plainTextFormattedCitation&quot;: &quot;(Kunju et al., 2019)&quot;, &quot;previouslyFormattedCitation&quot;: &quot;(Kunju et al., 2019)&quot;}, &quot;properties&quot;: {&quot;noteIndex&quot;: 0}, &quot;schema&quot;: &quot;https://github.com/citation-style-language/schema/raw/master/csl-citation.json&quot;} RNDy2sKbn4oV7"/><text:span text:style-name="T1">(Kunju et al., 2019)</text:span><text:reference-mark-end text:name="ADDIN CSL_CITATION {&quot;citationItems&quot;: [{&quot;id&quot;: &quot;ITEM-1&quot;, &quot;itemData&quot;: {&quot;DOI&quot;: &quot;10.1109/ICCS45141.2019.9065639&quot;, &quot;ISBN&quot;: &quot;9781538681138&quot;, &quot;abstract&quot;: &quot;Phishing sites is the major problems for online security challenges because of large number of online transactions is done every day. The objective of the paper is to do survey about the phishing: A social attack and its detection and to make aware of the users who doesn't know about this major attack as many of them are still falling in the trap. Most of the users are unaware about this problem; they unknowingly fill many forms that belong to phishing website which are hidden. This leads to the leaking of sensitive information of the victim. This study also gives brief knowledge about several machine learning techniques such as kNN Algorithm, Na\u00efve Bayes, Decision Tree, Support Vector Machines, Neural Network and Random Forest algorithm for predicting phishing sites.&quot;, &quot;author&quot;: [{&quot;dropping-particle&quot;: &quot;V.&quot;, &quot;family&quot;: &quot;Kunju&quot;, &quot;given&quot;: &quot;Merlin&quot;, &quot;non-dropping-particle&quot;: &quot;&quot;, &quot;parse-names&quot;: false, &quot;suffix&quot;: &quot;&quot;}, {&quot;dropping-particle&quot;: &quot;&quot;, &quot;family&quot;: &quot;Dainel&quot;, &quot;given&quot;: &quot;Esther&quot;, &quot;non-dropping-particle&quot;: &quot;&quot;, &quot;parse-names&quot;: false, &quot;suffix&quot;: &quot;&quot;}, {&quot;dropping-particle&quot;: &quot;&quot;, &quot;family&quot;: &quot;Anthony&quot;, &quot;given&quot;: &quot;Heron Celestie&quot;, &quot;non-dropping-particle&quot;: &quot;&quot;, &quot;parse-names&quot;: false, &quot;suffix&quot;: &quot;&quot;}, {&quot;dropping-particle&quot;: &quot;&quot;, &quot;family&quot;: &quot;Bhelwa&quot;, &quot;given&quot;: &quot;Sonali&quot;, &quot;non-dropping-particle&quot;: &quot;&quot;, &quot;parse-names&quot;: false, &quot;suffix&quot;: &quot;&quot;}], &quot;container-title&quot;: &quot;2019 International Conference on Intelligent Computing and Control Systems, ICCS 2019&quot;, &quot;id&quot;: &quot;ITEM-1&quot;, &quot;issue&quot;: &quot;Iciccs&quot;, &quot;issued&quot;: {&quot;date-parts&quot;: [[&quot;2019&quot;]]}, &quot;page&quot;: &quot;963-968&quot;, &quot;publisher&quot;: &quot;IEEE&quot;, &quot;title&quot;: &quot;Evaluation of phishing techniques based on machine learning&quot;, &quot;type&quot;: &quot;paper-conference&quot;}, &quot;uris&quot;: [&quot;http://www.mendeley.com/documents/?uuid=07f49607-8e65-45ef-918c-8e730da061fb&quot;]}], &quot;mendeley&quot;: {&quot;formattedCitation&quot;: &quot;(Kunju et al., 2019)&quot;, &quot;plainTextFormattedCitation&quot;: &quot;(Kunju et al., 2019)&quot;, &quot;previouslyFormattedCitation&quot;: &quot;(Kunju et al., 2019)&quot;}, &quot;properties&quot;: {&quot;noteIndex&quot;: 0}, &quot;schema&quot;: &quot;https://github.com/citation-style-language/schema/raw/master/csl-citation.json&quot;} RNDy2sKbn4oV7"/><text:span text:style-name="T1">⁠⁠</text:span></text:p>
      <text:p text:style-name="P2"><text:reference-mark-start text:name="ADDIN CSL_CITATION {&quot;citationItems&quot;: [{&quot;id&quot;: &quot;ITEM-1&quot;, &quot;itemData&quot;: {&quot;DOI&quot;: &quot;10.1109/RTEICT.2017.8256834&quot;, &quot;ISBN&quot;: &quot;9781509037049&quot;, &quot;abstract&quot;: &quot;Naive users using a browser have no idea about the back-end of the page. The users might be tricked into giving away their credentials or downloading malicious data. Our aim is to create an extension for Chrome which will act as middleware between the users and the malicious websites, and mitigate the risk of users succumbing to such websites. Further, all harmful content cannot be exhaustively collected as even that is bound to continuous development. To counter this we are using machine learning-to train the tool and categorize the new content it sees every time into the particular categories so that corresponding action can be taken.&quot;, &quot;author&quot;: [{&quot;dropping-particle&quot;: &quot;&quot;, &quot;family&quot;: &quot;Desai&quot;, &quot;given&quot;: &quot;Anand&quot;, &quot;non-dropping-particle&quot;: &quot;&quot;, &quot;parse-names&quot;: false, &quot;suffix&quot;: &quot;&quot;}, {&quot;dropping-particle&quot;: &quot;&quot;, &quot;family&quot;: &quot;Jatakia&quot;, &quot;given&quot;: &quot;Janvi&quot;, &quot;non-dropping-particle&quot;: &quot;&quot;, &quot;parse-names&quot;: false, &quot;suffix&quot;: &quot;&quot;}, {&quot;dropping-particle&quot;: &quot;&quot;, &quot;family&quot;: &quot;Naik&quot;, &quot;given&quot;: &quot;Rohit&quot;, &quot;non-dropping-particle&quot;: &quot;&quot;, &quot;parse-names&quot;: false, &quot;suffix&quot;: &quot;&quot;}, {&quot;dropping-particle&quot;: &quot;&quot;, &quot;family&quot;: &quot;Raul&quot;, &quot;given&quot;: &quot;Nataasha&quot;, &quot;non-dropping-particle&quot;: &quot;&quot;, &quot;parse-names&quot;: false, &quot;suffix&quot;: &quot;&quot;}], &quot;container-title&quot;: &quot;RTEICT 2017 - 2nd IEEE International Conference on Recent Trends in Electronics, Information and Communication Technology, Proceedings&quot;, &quot;id&quot;: &quot;ITEM-1&quot;, &quot;issued&quot;: {&quot;date-parts&quot;: [[&quot;2017&quot;]]}, &quot;page&quot;: &quot;1432-1436&quot;, &quot;title&quot;: &quot;Malicious web content detection using machine leaning&quot;, &quot;type&quot;: &quot;paper-conference&quot;, &quot;volume&quot;: &quot;2018-Janua&quot;}, &quot;uris&quot;: [&quot;http://www.mendeley.com/documents/?uuid=334e563b-c2cd-49cf-ae41-c41bf2e0d1fb&quot;]}], &quot;mendeley&quot;: {&quot;formattedCitation&quot;: &quot;(Desai et al., 2017)&quot;, &quot;plainTextFormattedCitation&quot;: &quot;(Desai et al., 2017)&quot;, &quot;previouslyFormattedCitation&quot;: &quot;(Desai et al., 2017)&quot;}, &quot;properties&quot;: {&quot;noteIndex&quot;: 0}, &quot;schema&quot;: &quot;https://github.com/citation-style-language/schema/raw/master/csl-citation.json&quot;} RNDMwuNwtj3eu"/>(Desai et al., 2017)<text:reference-mark-end text:name="ADDIN CSL_CITATION {&quot;citationItems&quot;: [{&quot;id&quot;: &quot;ITEM-1&quot;, &quot;itemData&quot;: {&quot;DOI&quot;: &quot;10.1109/RTEICT.2017.8256834&quot;, &quot;ISBN&quot;: &quot;9781509037049&quot;, &quot;abstract&quot;: &quot;Naive users using a browser have no idea about the back-end of the page. The users might be tricked into giving away their credentials or downloading malicious data. Our aim is to create an extension for Chrome which will act as middleware between the users and the malicious websites, and mitigate the risk of users succumbing to such websites. Further, all harmful content cannot be exhaustively collected as even that is bound to continuous development. To counter this we are using machine learning-to train the tool and categorize the new content it sees every time into the particular categories so that corresponding action can be taken.&quot;, &quot;author&quot;: [{&quot;dropping-particle&quot;: &quot;&quot;, &quot;family&quot;: &quot;Desai&quot;, &quot;given&quot;: &quot;Anand&quot;, &quot;non-dropping-particle&quot;: &quot;&quot;, &quot;parse-names&quot;: false, &quot;suffix&quot;: &quot;&quot;}, {&quot;dropping-particle&quot;: &quot;&quot;, &quot;family&quot;: &quot;Jatakia&quot;, &quot;given&quot;: &quot;Janvi&quot;, &quot;non-dropping-particle&quot;: &quot;&quot;, &quot;parse-names&quot;: false, &quot;suffix&quot;: &quot;&quot;}, {&quot;dropping-particle&quot;: &quot;&quot;, &quot;family&quot;: &quot;Naik&quot;, &quot;given&quot;: &quot;Rohit&quot;, &quot;non-dropping-particle&quot;: &quot;&quot;, &quot;parse-names&quot;: false, &quot;suffix&quot;: &quot;&quot;}, {&quot;dropping-particle&quot;: &quot;&quot;, &quot;family&quot;: &quot;Raul&quot;, &quot;given&quot;: &quot;Nataasha&quot;, &quot;non-dropping-particle&quot;: &quot;&quot;, &quot;parse-names&quot;: false, &quot;suffix&quot;: &quot;&quot;}], &quot;container-title&quot;: &quot;RTEICT 2017 - 2nd IEEE International Conference on Recent Trends in Electronics, Information and Communication Technology, Proceedings&quot;, &quot;id&quot;: &quot;ITEM-1&quot;, &quot;issued&quot;: {&quot;date-parts&quot;: [[&quot;2017&quot;]]}, &quot;page&quot;: &quot;1432-1436&quot;, &quot;title&quot;: &quot;Malicious web content detection using machine leaning&quot;, &quot;type&quot;: &quot;paper-conference&quot;, &quot;volume&quot;: &quot;2018-Janua&quot;}, &quot;uris&quot;: [&quot;http://www.mendeley.com/documents/?uuid=334e563b-c2cd-49cf-ae41-c41bf2e0d1fb&quot;]}], &quot;mendeley&quot;: {&quot;formattedCitation&quot;: &quot;(Desai et al., 2017)&quot;, &quot;plainTextFormattedCitation&quot;: &quot;(Desai et al., 2017)&quot;, &quot;previouslyFormattedCitation&quot;: &quot;(Desai et al., 2017)&quot;}, &quot;properties&quot;: {&quot;noteIndex&quot;: 0}, &quot;schema&quot;: &quot;https://github.com/citation-style-language/schema/raw/master/csl-citation.json&quot;} RNDMwuNwtj3eu"/></text:p>
      <text:p text:style-name="P4"><text:reference-mark-start text:name="ADDIN CSL_CITATION {&quot;citationItems&quot;: [{&quot;id&quot;: &quot;ITEM-1&quot;, &quot;itemData&quot;: {&quot;URL&quot;: &quot;https://latam.kaspersky.com/resource-center/definitions/spear-phishing#:~:text=El spear phishing es una,la computadora de la v\u00edctima.&quot;, &quot;accessed&quot;: {&quot;date-parts&quot;: [[&quot;2020&quot;, &quot;6&quot;, &quot;2&quot;]]}, &quot;author&quot;: [{&quot;dropping-particle&quot;: &quot;&quot;, &quot;family&quot;: &quot;Kaspersky Latam&quot;, &quot;given&quot;: &quot;&quot;, &quot;non-dropping-particle&quot;: &quot;&quot;, &quot;parse-names&quot;: false, &quot;suffix&quot;: &quot;&quot;}], &quot;id&quot;: &quot;ITEM-1&quot;, &quot;issued&quot;: {&quot;date-parts&quot;: [[&quot;2017&quot;]]}, &quot;page&quot;: &quot;1-5&quot;, &quot;title&quot;: &quot;\u00bfQu\u00e9 es el spear phishing?&quot;, &quot;type&quot;: &quot;webpage&quot;}, &quot;uris&quot;: [&quot;http://www.mendeley.com/documents/?uuid=e9bd0ebc-bb82-433d-a612-8e0aa65c034d&quot;]}], &quot;mendeley&quot;: {&quot;formattedCitation&quot;: &quot;(Kaspersky Latam, 2017)&quot;, &quot;plainTextFormattedCitation&quot;: &quot;(Kaspersky Latam, 2017)&quot;, &quot;previouslyFormattedCitation&quot;: &quot;(Kaspersky Latam, 2017)&quot;}, &quot;properties&quot;: {&quot;noteIndex&quot;: 0}, &quot;schema&quot;: &quot;https://github.com/citation-style-language/schema/raw/master/csl-citation.json&quot;} RNDGU47MQ525y"/>(Kaspersky Latam, 2017)<text:reference-mark-end text:name="ADDIN CSL_CITATION {&quot;citationItems&quot;: [{&quot;id&quot;: &quot;ITEM-1&quot;, &quot;itemData&quot;: {&quot;URL&quot;: &quot;https://latam.kaspersky.com/resource-center/definitions/spear-phishing#:~:text=El spear phishing es una,la computadora de la v\u00edctima.&quot;, &quot;accessed&quot;: {&quot;date-parts&quot;: [[&quot;2020&quot;, &quot;6&quot;, &quot;2&quot;]]}, &quot;author&quot;: [{&quot;dropping-particle&quot;: &quot;&quot;, &quot;family&quot;: &quot;Kaspersky Latam&quot;, &quot;given&quot;: &quot;&quot;, &quot;non-dropping-particle&quot;: &quot;&quot;, &quot;parse-names&quot;: false, &quot;suffix&quot;: &quot;&quot;}], &quot;id&quot;: &quot;ITEM-1&quot;, &quot;issued&quot;: {&quot;date-parts&quot;: [[&quot;2017&quot;]]}, &quot;page&quot;: &quot;1-5&quot;, &quot;title&quot;: &quot;\u00bfQu\u00e9 es el spear phishing?&quot;, &quot;type&quot;: &quot;webpage&quot;}, &quot;uris&quot;: [&quot;http://www.mendeley.com/documents/?uuid=e9bd0ebc-bb82-433d-a612-8e0aa65c034d&quot;]}], &quot;mendeley&quot;: {&quot;formattedCitation&quot;: &quot;(Kaspersky Latam, 2017)&quot;, &quot;plainTextFormattedCitation&quot;: &quot;(Kaspersky Latam, 2017)&quot;, &quot;previouslyFormattedCitation&quot;: &quot;(Kaspersky Latam, 2017)&quot;}, &quot;properties&quot;: {&quot;noteIndex&quot;: 0}, &quot;schema&quot;: &quot;https://github.com/citation-style-language/schema/raw/master/csl-citation.json&quot;} RNDGU47MQ525y"/></text:p>
      <text:p text:style-name="P7"><text:reference-mark-start text:name="ADDIN CSL_CITATION {&quot;citationItems&quot;: [{&quot;id&quot;: &quot;ITEM-1&quot;, &quot;itemData&quot;: {&quot;abstract&quot;: &quot;Phishing is a widespread and effective computer-mediated social attack. Phishers have proven highly adaptable in terms of exploiting new communications channels \u2013 witness \u2018vishing\u2019 and \u2018SMiShing\u2019 \u2013 and are becoming increasingly sophisticated. At the same time, research has shown that current anti-phishing measures are less than adequate. One concern in terms of malicious software is targeted attacks; the phishing equivalent is \u2018spear phishing\u2019, where a phishing attack is directed at a specific organization or even individuals. Spear phishing may present users with some difficult decisions regarding the authenticity of messages. We propose a design for an anti-spear-phishing system to help users in this regard, which will take advantage of the characteristics of spear phishing to detect such targeted attacks. The system we propose would work at two levels: a global level and an institutional level. We conjecture that taking these indicators together will yield an effective defence against spear phishing.&quot;, &quot;author&quot;: [{&quot;dropping-particle&quot;: &quot;&quot;, &quot;family&quot;: &quot;Aycock&quot;, &quot;given&quot;: &quot;John&quot;, &quot;non-dropping-particle&quot;: &quot;&quot;, &quot;parse-names&quot;: false, &quot;suffix&quot;: &quot;&quot;}], &quot;container-title&quot;: &quot;Virus Bulletin Conference&quot;, &quot;id&quot;: &quot;ITEM-1&quot;, &quot;issue&quot;: &quot;September&quot;, &quot;issued&quot;: {&quot;date-parts&quot;: [[&quot;2007&quot;]]}, &quot;number-of-pages&quot;: &quot;290-293&quot;, &quot;title&quot;: &quot;A Design for an Anti-Spear-Phishing System&quot;, &quot;type&quot;: &quot;report&quot;}, &quot;uris&quot;: [&quot;http://www.mendeley.com/documents/?uuid=8831fd86-ec70-49a8-b382-b358cc615791&quot;]}], &quot;mendeley&quot;: {&quot;formattedCitation&quot;: &quot;(Aycock, 2007)&quot;, &quot;plainTextFormattedCitation&quot;: &quot;(Aycock, 2007)&quot;, &quot;previouslyFormattedCitation&quot;: &quot;(Aycock, 2007)&quot;}, &quot;properties&quot;: {&quot;noteIndex&quot;: 0}, &quot;schema&quot;: &quot;https://github.com/citation-style-language/schema/raw/master/csl-citation.json&quot;} RNDEEuBTw7znl"/><text:span text:style-name="T1">(Aycock, 2007)</text:span><text:reference-mark-end text:name="ADDIN CSL_CITATION {&quot;citationItems&quot;: [{&quot;id&quot;: &quot;ITEM-1&quot;, &quot;itemData&quot;: {&quot;abstract&quot;: &quot;Phishing is a widespread and effective computer-mediated social attack. Phishers have proven highly adaptable in terms of exploiting new communications channels \u2013 witness \u2018vishing\u2019 and \u2018SMiShing\u2019 \u2013 and are becoming increasingly sophisticated. At the same time, research has shown that current anti-phishing measures are less than adequate. One concern in terms of malicious software is targeted attacks; the phishing equivalent is \u2018spear phishing\u2019, where a phishing attack is directed at a specific organization or even individuals. Spear phishing may present users with some difficult decisions regarding the authenticity of messages. We propose a design for an anti-spear-phishing system to help users in this regard, which will take advantage of the characteristics of spear phishing to detect such targeted attacks. The system we propose would work at two levels: a global level and an institutional level. We conjecture that taking these indicators together will yield an effective defence against spear phishing.&quot;, &quot;author&quot;: [{&quot;dropping-particle&quot;: &quot;&quot;, &quot;family&quot;: &quot;Aycock&quot;, &quot;given&quot;: &quot;John&quot;, &quot;non-dropping-particle&quot;: &quot;&quot;, &quot;parse-names&quot;: false, &quot;suffix&quot;: &quot;&quot;}], &quot;container-title&quot;: &quot;Virus Bulletin Conference&quot;, &quot;id&quot;: &quot;ITEM-1&quot;, &quot;issue&quot;: &quot;September&quot;, &quot;issued&quot;: {&quot;date-parts&quot;: [[&quot;2007&quot;]]}, &quot;number-of-pages&quot;: &quot;290-293&quot;, &quot;title&quot;: &quot;A Design for an Anti-Spear-Phishing System&quot;, &quot;type&quot;: &quot;report&quot;}, &quot;uris&quot;: [&quot;http://www.mendeley.com/documents/?uuid=8831fd86-ec70-49a8-b382-b358cc615791&quot;]}], &quot;mendeley&quot;: {&quot;formattedCitation&quot;: &quot;(Aycock, 2007)&quot;, &quot;plainTextFormattedCitation&quot;: &quot;(Aycock, 2007)&quot;, &quot;previouslyFormattedCitation&quot;: &quot;(Aycock, 2007)&quot;}, &quot;properties&quot;: {&quot;noteIndex&quot;: 0}, &quot;schema&quot;: &quot;https://github.com/citation-style-language/schema/raw/master/csl-citation.json&quot;} RNDEEuBTw7znl"/><text:span text:style-name="T1">⁠⁠</text:span></text:p>
      <text:p text:style-name="P7"><text:reference-mark-start text:name="ADDIN CSL_CITATION {&quot;citationItems&quot;: [{&quot;id&quot;: &quot;ITEM-1&quot;, &quot;itemData&quot;: {&quot;DOI&quot;: &quot;10.1109/CSCI49370.2019.00071&quot;, &quot;ISBN&quot;: &quot;9781728155845&quot;, &quot;abstract&quot;: &quot;The number of phishing attacks has increased in Latin America, exceeding the operational skills of cybersecurity analysts. The cognitive security application proposes the use of bigdata, machine learning, and data analytics to improve response times in attack detection. This paper presents an investigation about the analysis of anomalous behavior related with phishing web attacks and how machine learning techniques can be an option to face the problem. This analysis is made with the use of an contaminated data sets, and python tools for developing machine learning for detect phishing attacks through of the analysis of URLs to determinate if are good or bad URLs in base of specific characteristics of the URLs, with the goal of provide realtime information for take proactive decisions that minimize the impact of an attack.&quot;, &quot;author&quot;: [{&quot;dropping-particle&quot;: &quot;&quot;, &quot;family&quot;: &quot;Ortiz Garces&quot;, &quot;given&quot;: &quot;Ivan&quot;, &quot;non-dropping-particle&quot;: &quot;&quot;, &quot;parse-names&quot;: false, &quot;suffix&quot;: &quot;&quot;}, {&quot;dropping-particle&quot;: &quot;&quot;, &quot;family&quot;: &quot;Cazares&quot;, &quot;given&quot;: &quot;Maria Fernada&quot;, &quot;non-dropping-particle&quot;: &quot;&quot;, &quot;parse-names&quot;: false, &quot;suffix&quot;: &quot;&quot;}, {&quot;dropping-particle&quot;: &quot;&quot;, &quot;family&quot;: &quot;Andrade&quot;, &quot;given&quot;: &quot;Roberto Omar&quot;, &quot;non-dropping-particle&quot;: &quot;&quot;, &quot;parse-names&quot;: false, &quot;suffix&quot;: &quot;&quot;}], &quot;container-title&quot;: &quot;Proceedings - 6th Annual Conference on Computational Science and Computational Intelligence, CSCI 2019&quot;, &quot;id&quot;: &quot;ITEM-1&quot;, &quot;issued&quot;: {&quot;date-parts&quot;: [[&quot;2019&quot;]]}, &quot;page&quot;: &quot;366-370&quot;, &quot;title&quot;: &quot;Detection of phishing attacks with machine learning techniques in cognitive security architecture&quot;, &quot;type&quot;: &quot;paper-conference&quot;}, &quot;uris&quot;: [&quot;http://www.mendeley.com/documents/?uuid=7b676cc0-cf7d-4222-846e-eddcf8fa944d&quot;]}], &quot;mendeley&quot;: {&quot;formattedCitation&quot;: &quot;(Ortiz Garces et al., 2019)&quot;, &quot;plainTextFormattedCitation&quot;: &quot;(Ortiz Garces et al., 2019)&quot;, &quot;previouslyFormattedCitation&quot;: &quot;(Ortiz Garces et al., 2019)&quot;}, &quot;properties&quot;: {&quot;noteIndex&quot;: 0}, &quot;schema&quot;: &quot;https://github.com/citation-style-language/schema/raw/master/csl-citation.json&quot;} RNDDT6cMeu8NJ"/><text:span text:style-name="T1">(Ortiz Garces et al., 2019)</text:span><text:reference-mark-end text:name="ADDIN CSL_CITATION {&quot;citationItems&quot;: [{&quot;id&quot;: &quot;ITEM-1&quot;, &quot;itemData&quot;: {&quot;DOI&quot;: &quot;10.1109/CSCI49370.2019.00071&quot;, &quot;ISBN&quot;: &quot;9781728155845&quot;, &quot;abstract&quot;: &quot;The number of phishing attacks has increased in Latin America, exceeding the operational skills of cybersecurity analysts. The cognitive security application proposes the use of bigdata, machine learning, and data analytics to improve response times in attack detection. This paper presents an investigation about the analysis of anomalous behavior related with phishing web attacks and how machine learning techniques can be an option to face the problem. This analysis is made with the use of an contaminated data sets, and python tools for developing machine learning for detect phishing attacks through of the analysis of URLs to determinate if are good or bad URLs in base of specific characteristics of the URLs, with the goal of provide realtime information for take proactive decisions that minimize the impact of an attack.&quot;, &quot;author&quot;: [{&quot;dropping-particle&quot;: &quot;&quot;, &quot;family&quot;: &quot;Ortiz Garces&quot;, &quot;given&quot;: &quot;Ivan&quot;, &quot;non-dropping-particle&quot;: &quot;&quot;, &quot;parse-names&quot;: false, &quot;suffix&quot;: &quot;&quot;}, {&quot;dropping-particle&quot;: &quot;&quot;, &quot;family&quot;: &quot;Cazares&quot;, &quot;given&quot;: &quot;Maria Fernada&quot;, &quot;non-dropping-particle&quot;: &quot;&quot;, &quot;parse-names&quot;: false, &quot;suffix&quot;: &quot;&quot;}, {&quot;dropping-particle&quot;: &quot;&quot;, &quot;family&quot;: &quot;Andrade&quot;, &quot;given&quot;: &quot;Roberto Omar&quot;, &quot;non-dropping-particle&quot;: &quot;&quot;, &quot;parse-names&quot;: false, &quot;suffix&quot;: &quot;&quot;}], &quot;container-title&quot;: &quot;Proceedings - 6th Annual Conference on Computational Science and Computational Intelligence, CSCI 2019&quot;, &quot;id&quot;: &quot;ITEM-1&quot;, &quot;issued&quot;: {&quot;date-parts&quot;: [[&quot;2019&quot;]]}, &quot;page&quot;: &quot;366-370&quot;, &quot;title&quot;: &quot;Detection of phishing attacks with machine learning techniques in cognitive security architecture&quot;, &quot;type&quot;: &quot;paper-conference&quot;}, &quot;uris&quot;: [&quot;http://www.mendeley.com/documents/?uuid=7b676cc0-cf7d-4222-846e-eddcf8fa944d&quot;]}], &quot;mendeley&quot;: {&quot;formattedCitation&quot;: &quot;(Ortiz Garces et al., 2019)&quot;, &quot;plainTextFormattedCitation&quot;: &quot;(Ortiz Garces et al., 2019)&quot;, &quot;previouslyFormattedCitation&quot;: &quot;(Ortiz Garces et al., 2019)&quot;}, &quot;properties&quot;: {&quot;noteIndex&quot;: 0}, &quot;schema&quot;: &quot;https://github.com/citation-style-language/schema/raw/master/csl-citation.json&quot;} RNDDT6cMeu8NJ"/><text:span text:style-name="T1">⁠</text:span></text:p>
      <text:p text:style-name="P5"><text:reference-mark-start text:name="ADDIN CSL_CITATION {&quot;citationItems&quot;: [{&quot;id&quot;: &quot;ITEM-1&quot;, &quot;itemData&quot;: {&quot;DOI&quot;: &quot;10.1109/ACCESS.2019.2913705&quot;, &quot;ISSN&quot;: &quot;21693536&quot;, &quot;abstract&quot;: &quot;The phishing email is one of the significant threats in the world today and has caused tremendous financial losses. Although the methods of confrontation are continually being updated, the results of those methods are not very satisfactory at present. Moreover, phishing emails are growing at an alarming rate in recent years. Therefore, more effective phishing detection technology is needed to curb the threat of phishing emails. In this paper, we first analyzed the email structure. Then, based on an improved recurrent convolutional neural networks (RCNN) model with multilevel vectors and attention mechanism, we proposed a new phishing email detection model named THEMIS, which is used to model emails at the email header, the email body, the character level, and the word level simultaneously. To evaluate the effectiveness of THEMIS, we use an unbalanced dataset that has realistic ratios of phishing and legitimate emails. The experimental results show that the overall accuracy of THEMIS reaches 99.848%. Meanwhile, the false positive rate (FPR) is 0.043%. High accuracy and low FPR ensure that the filter can identify phishing emails with high probability and filter out legitimate emails as little as possible. This promising result is superior to the existing detection methods and verifies the effectiveness of THEMIS in detecting phishing emails.&quot;, &quot;author&quot;: [{&quot;dropping-particle&quot;: &quot;&quot;, &quot;family&quot;: &quot;Fang&quot;, &quot;given&quot;: &quot;Yong&quot;, &quot;non-dropping-particle&quot;: &quot;&quot;, &quot;parse-names&quot;: false, &quot;suffix&quot;: &quot;&quot;}, {&quot;dropping-particle&quot;: &quot;&quot;, &quot;family&quot;: &quot;Zhang&quot;, &quot;given&quot;: &quot;Cheng&quot;, &quot;non-dropping-particle&quot;: &quot;&quot;, &quot;parse-names&quot;: false, &quot;suffix&quot;: &quot;&quot;}, {&quot;dropping-particle&quot;: &quot;&quot;, &quot;family&quot;: &quot;Huang&quot;, &quot;given&quot;: &quot;Cheng&quot;, &quot;non-dropping-particle&quot;: &quot;&quot;, &quot;parse-names&quot;: false, &quot;suffix&quot;: &quot;&quot;}, {&quot;dropping-particle&quot;: &quot;&quot;, &quot;family&quot;: &quot;Liu&quot;, &quot;given&quot;: &quot;Liang&quot;, &quot;non-dropping-particle&quot;: &quot;&quot;, &quot;parse-names&quot;: false, &quot;suffix&quot;: &quot;&quot;}, {&quot;dropping-particle&quot;: &quot;&quot;, &quot;family&quot;: &quot;Yang&quot;, &quot;given&quot;: &quot;Yue&quot;, &quot;non-dropping-particle&quot;: &quot;&quot;, &quot;parse-names&quot;: false, &quot;suffix&quot;: &quot;&quot;}], &quot;container-title&quot;: &quot;IEEE Access&quot;, &quot;id&quot;: &quot;ITEM-1&quot;, &quot;issued&quot;: {&quot;date-parts&quot;: [[&quot;2019&quot;]]}, &quot;page&quot;: &quot;56329-56340&quot;, &quot;publisher&quot;: &quot;IEEE&quot;, &quot;title&quot;: &quot;Phishing Email Detection Using Improved RCNN Model With Multilevel Vectors and Attention Mechanism&quot;, &quot;type&quot;: &quot;article-journal&quot;, &quot;volume&quot;: &quot;7&quot;}, &quot;uris&quot;: [&quot;http://www.mendeley.com/documents/?uuid=9ac49e62-ce1d-417e-801e-61361aeaafc4&quot;]}], &quot;mendeley&quot;: {&quot;formattedCitation&quot;: &quot;(Fang et al., 2019)&quot;, &quot;plainTextFormattedCitation&quot;: &quot;(Fang et al., 2019)&quot;, &quot;previouslyFormattedCitation&quot;: &quot;(Fang et al., 2019)&quot;}, &quot;properties&quot;: {&quot;noteIndex&quot;: 0}, &quot;schema&quot;: &quot;https://github.com/citation-style-language/schema/raw/master/csl-citation.json&quot;} RNDoIXPmwvR7W"/>(Fang et al., 2019)<text:reference-mark-end text:name="ADDIN CSL_CITATION {&quot;citationItems&quot;: [{&quot;id&quot;: &quot;ITEM-1&quot;, &quot;itemData&quot;: {&quot;DOI&quot;: &quot;10.1109/ACCESS.2019.2913705&quot;, &quot;ISSN&quot;: &quot;21693536&quot;, &quot;abstract&quot;: &quot;The phishing email is one of the significant threats in the world today and has caused tremendous financial losses. Although the methods of confrontation are continually being updated, the results of those methods are not very satisfactory at present. Moreover, phishing emails are growing at an alarming rate in recent years. Therefore, more effective phishing detection technology is needed to curb the threat of phishing emails. In this paper, we first analyzed the email structure. Then, based on an improved recurrent convolutional neural networks (RCNN) model with multilevel vectors and attention mechanism, we proposed a new phishing email detection model named THEMIS, which is used to model emails at the email header, the email body, the character level, and the word level simultaneously. To evaluate the effectiveness of THEMIS, we use an unbalanced dataset that has realistic ratios of phishing and legitimate emails. The experimental results show that the overall accuracy of THEMIS reaches 99.848%. Meanwhile, the false positive rate (FPR) is 0.043%. High accuracy and low FPR ensure that the filter can identify phishing emails with high probability and filter out legitimate emails as little as possible. This promising result is superior to the existing detection methods and verifies the effectiveness of THEMIS in detecting phishing emails.&quot;, &quot;author&quot;: [{&quot;dropping-particle&quot;: &quot;&quot;, &quot;family&quot;: &quot;Fang&quot;, &quot;given&quot;: &quot;Yong&quot;, &quot;non-dropping-particle&quot;: &quot;&quot;, &quot;parse-names&quot;: false, &quot;suffix&quot;: &quot;&quot;}, {&quot;dropping-particle&quot;: &quot;&quot;, &quot;family&quot;: &quot;Zhang&quot;, &quot;given&quot;: &quot;Cheng&quot;, &quot;non-dropping-particle&quot;: &quot;&quot;, &quot;parse-names&quot;: false, &quot;suffix&quot;: &quot;&quot;}, {&quot;dropping-particle&quot;: &quot;&quot;, &quot;family&quot;: &quot;Huang&quot;, &quot;given&quot;: &quot;Cheng&quot;, &quot;non-dropping-particle&quot;: &quot;&quot;, &quot;parse-names&quot;: false, &quot;suffix&quot;: &quot;&quot;}, {&quot;dropping-particle&quot;: &quot;&quot;, &quot;family&quot;: &quot;Liu&quot;, &quot;given&quot;: &quot;Liang&quot;, &quot;non-dropping-particle&quot;: &quot;&quot;, &quot;parse-names&quot;: false, &quot;suffix&quot;: &quot;&quot;}, {&quot;dropping-particle&quot;: &quot;&quot;, &quot;family&quot;: &quot;Yang&quot;, &quot;given&quot;: &quot;Yue&quot;, &quot;non-dropping-particle&quot;: &quot;&quot;, &quot;parse-names&quot;: false, &quot;suffix&quot;: &quot;&quot;}], &quot;container-title&quot;: &quot;IEEE Access&quot;, &quot;id&quot;: &quot;ITEM-1&quot;, &quot;issued&quot;: {&quot;date-parts&quot;: [[&quot;2019&quot;]]}, &quot;page&quot;: &quot;56329-56340&quot;, &quot;publisher&quot;: &quot;IEEE&quot;, &quot;title&quot;: &quot;Phishing Email Detection Using Improved RCNN Model With Multilevel Vectors and Attention Mechanism&quot;, &quot;type&quot;: &quot;article-journal&quot;, &quot;volume&quot;: &quot;7&quot;}, &quot;uris&quot;: [&quot;http://www.mendeley.com/documents/?uuid=9ac49e62-ce1d-417e-801e-61361aeaafc4&quot;]}], &quot;mendeley&quot;: {&quot;formattedCitation&quot;: &quot;(Fang et al., 2019)&quot;, &quot;plainTextFormattedCitation&quot;: &quot;(Fang et al., 2019)&quot;, &quot;previouslyFormattedCitation&quot;: &quot;(Fang et al., 2019)&quot;}, &quot;properties&quot;: {&quot;noteIndex&quot;: 0}, &quot;schema&quot;: &quot;https://github.com/citation-style-language/schema/raw/master/csl-citation.json&quot;} RNDoIXPmwvR7W"/></text:p>
      <text:p text:style-name="P5"><text:reference-mark-start text:name="ADDIN CSL_CITATION {&quot;citationItems&quot;: [{&quot;id&quot;: &quot;ITEM-1&quot;, &quot;itemData&quot;: {&quot;author&quot;: [{&quot;dropping-particle&quot;: &quot;&quot;, &quot;family&quot;: &quot;Cisco&quot;, &quot;given&quot;: &quot;&quot;, &quot;non-dropping-particle&quot;: &quot;&quot;, &quot;parse-names&quot;: false, &quot;suffix&quot;: &quot;&quot;}], &quot;id&quot;: &quot;ITEM-1&quot;, &quot;issued&quot;: {&quot;date-parts&quot;: [[&quot;2019&quot;]]}, &quot;number-of-pages&quot;: &quot;20&quot;, &quot;title&quot;: &quot;Defi\u00e9ndase contra amenazas cr\u00edticas de la actualidad: Reporte de amenazas 2019&quot;, &quot;type&quot;: &quot;report&quot;}, &quot;uris&quot;: [&quot;http://www.mendeley.com/documents/?uuid=76f72d37-8f9c-4a57-83ec-5318f95cb25d&quot;]}], &quot;mendeley&quot;: {&quot;formattedCitation&quot;: &quot;(Cisco, 2019)&quot;, &quot;plainTextFormattedCitation&quot;: &quot;(Cisco, 2019)&quot;, &quot;previouslyFormattedCitation&quot;: &quot;(Cisco, 2019)&quot;}, &quot;properties&quot;: {&quot;noteIndex&quot;: 0}, &quot;schema&quot;: &quot;https://github.com/citation-style-language/schema/raw/master/csl-citation.json&quot;} RNDLGvI5j6dcr"/>(Cisco, 2019)<text:reference-mark-end text:name="ADDIN CSL_CITATION {&quot;citationItems&quot;: [{&quot;id&quot;: &quot;ITEM-1&quot;, &quot;itemData&quot;: {&quot;author&quot;: [{&quot;dropping-particle&quot;: &quot;&quot;, &quot;family&quot;: &quot;Cisco&quot;, &quot;given&quot;: &quot;&quot;, &quot;non-dropping-particle&quot;: &quot;&quot;, &quot;parse-names&quot;: false, &quot;suffix&quot;: &quot;&quot;}], &quot;id&quot;: &quot;ITEM-1&quot;, &quot;issued&quot;: {&quot;date-parts&quot;: [[&quot;2019&quot;]]}, &quot;number-of-pages&quot;: &quot;20&quot;, &quot;title&quot;: &quot;Defi\u00e9ndase contra amenazas cr\u00edticas de la actualidad: Reporte de amenazas 2019&quot;, &quot;type&quot;: &quot;report&quot;}, &quot;uris&quot;: [&quot;http://www.mendeley.com/documents/?uuid=76f72d37-8f9c-4a57-83ec-5318f95cb25d&quot;]}], &quot;mendeley&quot;: {&quot;formattedCitation&quot;: &quot;(Cisco, 2019)&quot;, &quot;plainTextFormattedCitation&quot;: &quot;(Cisco, 2019)&quot;, &quot;previouslyFormattedCitation&quot;: &quot;(Cisco, 2019)&quot;}, &quot;properties&quot;: {&quot;noteIndex&quot;: 0}, &quot;schema&quot;: &quot;https://github.com/citation-style-language/schema/raw/master/csl-citation.json&quot;} RNDLGvI5j6dcr"/></text:p>
      <text:p text:style-name="P6"><text:reference-mark-start text:name="ADDIN CSL_CITATION {&quot;citationItems&quot;: [{&quot;id&quot;: &quot;ITEM-1&quot;, &quot;itemData&quot;: {&quot;DOI&quot;: &quot;10.14483/2248762x.7153&quot;, &quot;ISSN&quot;: &quot;2248-762X&quot;, &quot;abstract&quot;: &quot;Tabla de contenido&quot;, &quot;author&quot;: [{&quot;dropping-particle&quot;: &quot;&quot;, &quot;family&quot;: &quot;Cisco&quot;, &quot;given&quot;: &quot;&quot;, &quot;non-dropping-particle&quot;: &quot;&quot;, &quot;parse-names&quot;: false, &quot;suffix&quot;: &quot;&quot;}], &quot;container-title&quot;: &quot;Redes de Ingenier\u00eda&quot;, &quot;id&quot;: &quot;ITEM-1&quot;, &quot;issue&quot;: &quot;2&quot;, &quot;issued&quot;: {&quot;date-parts&quot;: [[&quot;2018&quot;]]}, &quot;number-of-pages&quot;: &quot;1&quot;, &quot;title&quot;: &quot;Reporte Anual de Ciberseguridad 2018&quot;, &quot;type&quot;: &quot;report&quot;}, &quot;uris&quot;: [&quot;http://www.mendeley.com/documents/?uuid=67217513-050d-4ea7-b458-764e22b1c741&quot;]}], &quot;mendeley&quot;: {&quot;formattedCitation&quot;: &quot;(Cisco, 2018)&quot;, &quot;plainTextFormattedCitation&quot;: &quot;(Cisco, 2018)&quot;, &quot;previouslyFormattedCitation&quot;: &quot;(Cisco, 2018)&quot;}, &quot;properties&quot;: {&quot;noteIndex&quot;: 0}, &quot;schema&quot;: &quot;https://github.com/citation-style-language/schema/raw/master/csl-citation.json&quot;} RNDVT6IEfvVj8"/>(Cisco, 2018)<text:reference-mark-end text:name="ADDIN CSL_CITATION {&quot;citationItems&quot;: [{&quot;id&quot;: &quot;ITEM-1&quot;, &quot;itemData&quot;: {&quot;DOI&quot;: &quot;10.14483/2248762x.7153&quot;, &quot;ISSN&quot;: &quot;2248-762X&quot;, &quot;abstract&quot;: &quot;Tabla de contenido&quot;, &quot;author&quot;: [{&quot;dropping-particle&quot;: &quot;&quot;, &quot;family&quot;: &quot;Cisco&quot;, &quot;given&quot;: &quot;&quot;, &quot;non-dropping-particle&quot;: &quot;&quot;, &quot;parse-names&quot;: false, &quot;suffix&quot;: &quot;&quot;}], &quot;container-title&quot;: &quot;Redes de Ingenier\u00eda&quot;, &quot;id&quot;: &quot;ITEM-1&quot;, &quot;issue&quot;: &quot;2&quot;, &quot;issued&quot;: {&quot;date-parts&quot;: [[&quot;2018&quot;]]}, &quot;number-of-pages&quot;: &quot;1&quot;, &quot;title&quot;: &quot;Reporte Anual de Ciberseguridad 2018&quot;, &quot;type&quot;: &quot;report&quot;}, &quot;uris&quot;: [&quot;http://www.mendeley.com/documents/?uuid=67217513-050d-4ea7-b458-764e22b1c741&quot;]}], &quot;mendeley&quot;: {&quot;formattedCitation&quot;: &quot;(Cisco, 2018)&quot;, &quot;plainTextFormattedCitation&quot;: &quot;(Cisco, 2018)&quot;, &quot;previouslyFormattedCitation&quot;: &quot;(Cisco, 2018)&quot;}, &quot;properties&quot;: {&quot;noteIndex&quot;: 0}, &quot;schema&quot;: &quot;https://github.com/citation-style-language/schema/raw/master/csl-citation.json&quot;} RNDVT6IEfvVj8"/></text:p>
      <text:p text:style-name="P6"><text:reference-mark-start text:name="ADDIN CSL_CITATION {&quot;citationItems&quot;: [{&quot;id&quot;: &quot;ITEM-1&quot;, &quot;itemData&quot;: {&quot;DOI&quot;: &quot;10.1109/incos.2009.37&quot;, &quot;ISBN&quot;: &quot;9780769538587&quot;, &quot;abstract&quot;: &quot;Phishing attacks have become a serious problem for users of online banking and e-commerce websites. A previous study proposed and evaluated a novel anti-Phishing approach that uses training intervention for Phishing websites detection (APTIPWD). The proposed approach showed that it helped users to make correct decisions in distinguishing Phishing and legitimate websites. In this paper, an approach to the implementation of the APTIPWD is presented. It also shows that the APTIPWD is feasible and can be implemented within any proxy-based network easily without writing a single line of a programming code and without undue disruption of the users system.&quot;, &quot;author&quot;: [{&quot;dropping-particle&quot;: &quot;&quot;, &quot;family&quot;: &quot;Alnajim&quot;, &quot;given&quot;: &quot;Abdullah&quot;, &quot;non-dropping-particle&quot;: &quot;&quot;, &quot;parse-names&quot;: false, &quot;suffix&quot;: &quot;&quot;}, {&quot;dropping-particle&quot;: &quot;&quot;, &quot;family&quot;: &quot;Munro&quot;, &quot;given&quot;: &quot;Malcolm&quot;, &quot;non-dropping-particle&quot;: &quot;&quot;, &quot;parse-names&quot;: false, &quot;suffix&quot;: &quot;&quot;}], &quot;container-title&quot;: &quot;2009 International Conference on Intelligent Networking and Collaborative Systems, INCoS 2010&quot;, &quot;id&quot;: &quot;ITEM-1&quot;, &quot;issued&quot;: {&quot;date-parts&quot;: [[&quot;2010&quot;]]}, &quot;page&quot;: &quot;105-112&quot;, &quot;publisher&quot;: &quot;IEEE&quot;, &quot;publisher-place&quot;: &quot;Barcelona, Spain&quot;, &quot;title&quot;: &quot;An Approach to the Implementation of the Anti-Phishing Tool for Phishing Websites Detection&quot;, &quot;type&quot;: &quot;paper-conference&quot;}, &quot;uris&quot;: [&quot;http://www.mendeley.com/documents/?uuid=4a881fd1-b1c8-4a08-b51c-ebdbc9f5c239&quot;]}], &quot;mendeley&quot;: {&quot;formattedCitation&quot;: &quot;(Alnajim &amp; Munro, 2010)&quot;, &quot;plainTextFormattedCitation&quot;: &quot;(Alnajim &amp; Munro, 2010)&quot;, &quot;previouslyFormattedCitation&quot;: &quot;(Alnajim &amp; Munro, 2010)&quot;}, &quot;properties&quot;: {&quot;noteIndex&quot;: 0}, &quot;schema&quot;: &quot;https://github.com/citation-style-language/schema/raw/master/csl-citation.json&quot;} RNDn6jVGUo4ZX"/>(Alnajim &amp; Munro, 2010)<text:reference-mark-end text:name="ADDIN CSL_CITATION {&quot;citationItems&quot;: [{&quot;id&quot;: &quot;ITEM-1&quot;, &quot;itemData&quot;: {&quot;DOI&quot;: &quot;10.1109/incos.2009.37&quot;, &quot;ISBN&quot;: &quot;9780769538587&quot;, &quot;abstract&quot;: &quot;Phishing attacks have become a serious problem for users of online banking and e-commerce websites. A previous study proposed and evaluated a novel anti-Phishing approach that uses training intervention for Phishing websites detection (APTIPWD). The proposed approach showed that it helped users to make correct decisions in distinguishing Phishing and legitimate websites. In this paper, an approach to the implementation of the APTIPWD is presented. It also shows that the APTIPWD is feasible and can be implemented within any proxy-based network easily without writing a single line of a programming code and without undue disruption of the users system.&quot;, &quot;author&quot;: [{&quot;dropping-particle&quot;: &quot;&quot;, &quot;family&quot;: &quot;Alnajim&quot;, &quot;given&quot;: &quot;Abdullah&quot;, &quot;non-dropping-particle&quot;: &quot;&quot;, &quot;parse-names&quot;: false, &quot;suffix&quot;: &quot;&quot;}, {&quot;dropping-particle&quot;: &quot;&quot;, &quot;family&quot;: &quot;Munro&quot;, &quot;given&quot;: &quot;Malcolm&quot;, &quot;non-dropping-particle&quot;: &quot;&quot;, &quot;parse-names&quot;: false, &quot;suffix&quot;: &quot;&quot;}], &quot;container-title&quot;: &quot;2009 International Conference on Intelligent Networking and Collaborative Systems, INCoS 2010&quot;, &quot;id&quot;: &quot;ITEM-1&quot;, &quot;issued&quot;: {&quot;date-parts&quot;: [[&quot;2010&quot;]]}, &quot;page&quot;: &quot;105-112&quot;, &quot;publisher&quot;: &quot;IEEE&quot;, &quot;publisher-place&quot;: &quot;Barcelona, Spain&quot;, &quot;title&quot;: &quot;An Approach to the Implementation of the Anti-Phishing Tool for Phishing Websites Detection&quot;, &quot;type&quot;: &quot;paper-conference&quot;}, &quot;uris&quot;: [&quot;http://www.mendeley.com/documents/?uuid=4a881fd1-b1c8-4a08-b51c-ebdbc9f5c239&quot;]}], &quot;mendeley&quot;: {&quot;formattedCitation&quot;: &quot;(Alnajim &amp; Munro, 2010)&quot;, &quot;plainTextFormattedCitation&quot;: &quot;(Alnajim &amp; Munro, 2010)&quot;, &quot;previouslyFormattedCitation&quot;: &quot;(Alnajim &amp; Munro, 2010)&quot;}, &quot;properties&quot;: {&quot;noteIndex&quot;: 0}, &quot;schema&quot;: &quot;https://github.com/citation-style-language/schema/raw/master/csl-citation.json&quot;} RNDn6jVGUo4ZX"/></text:p>
      <text:p text:style-name="P8"><text:reference-mark-start text:name="ADDIN CSL_CITATION {&quot;citationItems&quot;: [{&quot;id&quot;: &quot;ITEM-1&quot;, &quot;itemData&quot;: {&quot;DOI&quot;: &quot;10.1109/IMCSIT.2008.4747332&quot;, &quot;ISBN&quot;: &quot;9788360810149&quot;, &quot;abstract&quot;: &quot;Phishing detection systems are principally based on the analysis of data moving from phishers to victims. In this paper we describe a novel approach to detect phishing websites based on analysis of users' online behaviours-i.e., the websites users have visited, and the data users have submitted to those websites. Such user behaviours can not be manipulated freely by attackers; detection based on those data can not only achieve high accuracy, but also is fundamentally resilient against changing deception methods. \u00a9 2008 IEEE.&quot;, &quot;author&quot;: [{&quot;dropping-particle&quot;: &quot;&quot;, &quot;family&quot;: &quot;Dong&quot;, &quot;given&quot;: &quot;Xun&quot;, &quot;non-dropping-particle&quot;: &quot;&quot;, &quot;parse-names&quot;: false, &quot;suffix&quot;: &quot;&quot;}, {&quot;dropping-particle&quot;: &quot;&quot;, &quot;family&quot;: &quot;Clark&quot;, &quot;given&quot;: &quot;John A.&quot;, &quot;non-dropping-particle&quot;: &quot;&quot;, &quot;parse-names&quot;: false, &quot;suffix&quot;: &quot;&quot;}, {&quot;dropping-particle&quot;: &quot;&quot;, &quot;family&quot;: &quot;Jacob&quot;, &quot;given&quot;: &quot;Jeremy L.&quot;, &quot;non-dropping-particle&quot;: &quot;&quot;, &quot;parse-names&quot;: false, &quot;suffix&quot;: &quot;&quot;}], &quot;container-title&quot;: &quot;2008 International Multiconference on Computer Science and Information Technology, IMCSIT 2008&quot;, &quot;id&quot;: &quot;ITEM-1&quot;, &quot;issued&quot;: {&quot;date-parts&quot;: [[&quot;2008&quot;]]}, &quot;page&quot;: &quot;783-790&quot;, &quot;publisher&quot;: &quot;IEEE&quot;, &quot;publisher-place&quot;: &quot;Wisia, Poland&quot;, &quot;title&quot;: &quot;User behaviour based phishing websites detection&quot;, &quot;type&quot;: &quot;paper-conference&quot;, &quot;volume&quot;: &quot;3&quot;}, &quot;uris&quot;: [&quot;http://www.mendeley.com/documents/?uuid=530110f2-1612-47af-a61f-fd375ef22788&quot;]}], &quot;mendeley&quot;: {&quot;formattedCitation&quot;: &quot;(Dong et al., 2008)&quot;, &quot;plainTextFormattedCitation&quot;: &quot;(Dong et al., 2008)&quot;, &quot;previouslyFormattedCitation&quot;: &quot;(Dong et al., 2008)&quot;}, &quot;properties&quot;: {&quot;noteIndex&quot;: 0}, &quot;schema&quot;: &quot;https://github.com/citation-style-language/schema/raw/master/csl-citation.json&quot;} RNDfbTzAm0xAA"/><text:span text:style-name="T1">(Dong et al., 2008)</text:span><text:reference-mark-end text:name="ADDIN CSL_CITATION {&quot;citationItems&quot;: [{&quot;id&quot;: &quot;ITEM-1&quot;, &quot;itemData&quot;: {&quot;DOI&quot;: &quot;10.1109/IMCSIT.2008.4747332&quot;, &quot;ISBN&quot;: &quot;9788360810149&quot;, &quot;abstract&quot;: &quot;Phishing detection systems are principally based on the analysis of data moving from phishers to victims. In this paper we describe a novel approach to detect phishing websites based on analysis of users' online behaviours-i.e., the websites users have visited, and the data users have submitted to those websites. Such user behaviours can not be manipulated freely by attackers; detection based on those data can not only achieve high accuracy, but also is fundamentally resilient against changing deception methods. \u00a9 2008 IEEE.&quot;, &quot;author&quot;: [{&quot;dropping-particle&quot;: &quot;&quot;, &quot;family&quot;: &quot;Dong&quot;, &quot;given&quot;: &quot;Xun&quot;, &quot;non-dropping-particle&quot;: &quot;&quot;, &quot;parse-names&quot;: false, &quot;suffix&quot;: &quot;&quot;}, {&quot;dropping-particle&quot;: &quot;&quot;, &quot;family&quot;: &quot;Clark&quot;, &quot;given&quot;: &quot;John A.&quot;, &quot;non-dropping-particle&quot;: &quot;&quot;, &quot;parse-names&quot;: false, &quot;suffix&quot;: &quot;&quot;}, {&quot;dropping-particle&quot;: &quot;&quot;, &quot;family&quot;: &quot;Jacob&quot;, &quot;given&quot;: &quot;Jeremy L.&quot;, &quot;non-dropping-particle&quot;: &quot;&quot;, &quot;parse-names&quot;: false, &quot;suffix&quot;: &quot;&quot;}], &quot;container-title&quot;: &quot;2008 International Multiconference on Computer Science and Information Technology, IMCSIT 2008&quot;, &quot;id&quot;: &quot;ITEM-1&quot;, &quot;issued&quot;: {&quot;date-parts&quot;: [[&quot;2008&quot;]]}, &quot;page&quot;: &quot;783-790&quot;, &quot;publisher&quot;: &quot;IEEE&quot;, &quot;publisher-place&quot;: &quot;Wisia, Poland&quot;, &quot;title&quot;: &quot;User behaviour based phishing websites detection&quot;, &quot;type&quot;: &quot;paper-conference&quot;, &quot;volume&quot;: &quot;3&quot;}, &quot;uris&quot;: [&quot;http://www.mendeley.com/documents/?uuid=530110f2-1612-47af-a61f-fd375ef22788&quot;]}], &quot;mendeley&quot;: {&quot;formattedCitation&quot;: &quot;(Dong et al., 2008)&quot;, &quot;plainTextFormattedCitation&quot;: &quot;(Dong et al., 2008)&quot;, &quot;previouslyFormattedCitation&quot;: &quot;(Dong et al., 2008)&quot;}, &quot;properties&quot;: {&quot;noteIndex&quot;: 0}, &quot;schema&quot;: &quot;https://github.com/citation-style-language/schema/raw/master/csl-citation.json&quot;} RNDfbTzAm0xAA"/><text:span text:style-name="T1">⁠</text:span></text:p>
      <text:p text:style-name="P8"><text:span text:style-name="T1">⁠⁠⁠⁠⁠</text:span><text:reference-mark-start text:name="ADDIN CSL_CITATION {&quot;citationItems&quot;: [{&quot;id&quot;: &quot;ITEM-1&quot;, &quot;itemData&quot;: {&quot;DOI&quot;: &quot;10.1109/SURV.2013.032213.00009&quot;, &quot;ISSN&quot;: &quot;1553877X&quot;, &quot;abstract&quot;: &quot;This article surveys the literature on the detection of phishing attacks. Phishing attacks target vulnerabilities that exist in systems due to the human factor. Many cyber attacks are spread via mechanisms that exploit weaknesses found in end-users, which makes users the weakest element in the security chain. The phishing problem is broad and no single silver-bullet solution exists to mitigate all the vulnerabilities effectively, thus multiple techniques are often implemented to mitigate specific attacks. This paper aims at surveying many of the recently proposed phishing mitigation techniques. A high-level overview of various categories of phishing mitigation techniques is also presented, such as: detection, offensive defense, correction, and prevention, which we belief is critical to present where the phishing detection techniques fit in the overall mitigation process. \u00a9 1998-2012 IEEE.&quot;, &quot;author&quot;: [{&quot;dropping-particle&quot;: &quot;&quot;, &quot;family&quot;: &quot;Khonji&quot;, &quot;given&quot;: &quot;Mahmoud&quot;, &quot;non-dropping-particle&quot;: &quot;&quot;, &quot;parse-names&quot;: false, &quot;suffix&quot;: &quot;&quot;}, {&quot;dropping-particle&quot;: &quot;&quot;, &quot;family&quot;: &quot;Iraqi&quot;, &quot;given&quot;: &quot;Youssef&quot;, &quot;non-dropping-particle&quot;: &quot;&quot;, &quot;parse-names&quot;: false, &quot;suffix&quot;: &quot;&quot;}, {&quot;dropping-particle&quot;: &quot;&quot;, &quot;family&quot;: &quot;Jones&quot;, &quot;given&quot;: &quot;Andrew&quot;, &quot;non-dropping-particle&quot;: &quot;&quot;, &quot;parse-names&quot;: false, &quot;suffix&quot;: &quot;&quot;}], &quot;container-title&quot;: &quot;IEEE Communications Surveys &amp; Tutorials&quot;, &quot;id&quot;: &quot;ITEM-1&quot;, &quot;issue&quot;: &quot;4&quot;, &quot;issued&quot;: {&quot;date-parts&quot;: [[&quot;2013&quot;]]}, &quot;page&quot;: &quot;2091-2121&quot;, &quot;title&quot;: &quot;Phishing detection: A literature survey&quot;, &quot;type&quot;: &quot;article-journal&quot;, &quot;volume&quot;: &quot;15&quot;}, &quot;uris&quot;: [&quot;http://www.mendeley.com/documents/?uuid=6b938b83-f966-40b3-b015-b24273d450e1&quot;]}], &quot;mendeley&quot;: {&quot;formattedCitation&quot;: &quot;(Khonji et al., 2013)&quot;, &quot;plainTextFormattedCitation&quot;: &quot;(Khonji et al., 2013)&quot;, &quot;previouslyFormattedCitation&quot;: &quot;(Khonji et al., 2013)&quot;}, &quot;properties&quot;: {&quot;noteIndex&quot;: 0}, &quot;schema&quot;: &quot;https://github.com/citation-style-language/schema/raw/master/csl-citation.json&quot;} RNDtb4Pap86yN"/><text:span text:style-name="T1">(Khonji et al., 2013)</text:span><text:reference-mark-end text:name="ADDIN CSL_CITATION {&quot;citationItems&quot;: [{&quot;id&quot;: &quot;ITEM-1&quot;, &quot;itemData&quot;: {&quot;DOI&quot;: &quot;10.1109/SURV.2013.032213.00009&quot;, &quot;ISSN&quot;: &quot;1553877X&quot;, &quot;abstract&quot;: &quot;This article surveys the literature on the detection of phishing attacks. Phishing attacks target vulnerabilities that exist in systems due to the human factor. Many cyber attacks are spread via mechanisms that exploit weaknesses found in end-users, which makes users the weakest element in the security chain. The phishing problem is broad and no single silver-bullet solution exists to mitigate all the vulnerabilities effectively, thus multiple techniques are often implemented to mitigate specific attacks. This paper aims at surveying many of the recently proposed phishing mitigation techniques. A high-level overview of various categories of phishing mitigation techniques is also presented, such as: detection, offensive defense, correction, and prevention, which we belief is critical to present where the phishing detection techniques fit in the overall mitigation process. \u00a9 1998-2012 IEEE.&quot;, &quot;author&quot;: [{&quot;dropping-particle&quot;: &quot;&quot;, &quot;family&quot;: &quot;Khonji&quot;, &quot;given&quot;: &quot;Mahmoud&quot;, &quot;non-dropping-particle&quot;: &quot;&quot;, &quot;parse-names&quot;: false, &quot;suffix&quot;: &quot;&quot;}, {&quot;dropping-particle&quot;: &quot;&quot;, &quot;family&quot;: &quot;Iraqi&quot;, &quot;given&quot;: &quot;Youssef&quot;, &quot;non-dropping-particle&quot;: &quot;&quot;, &quot;parse-names&quot;: false, &quot;suffix&quot;: &quot;&quot;}, {&quot;dropping-particle&quot;: &quot;&quot;, &quot;family&quot;: &quot;Jones&quot;, &quot;given&quot;: &quot;Andrew&quot;, &quot;non-dropping-particle&quot;: &quot;&quot;, &quot;parse-names&quot;: false, &quot;suffix&quot;: &quot;&quot;}], &quot;container-title&quot;: &quot;IEEE Communications Surveys &amp; Tutorials&quot;, &quot;id&quot;: &quot;ITEM-1&quot;, &quot;issue&quot;: &quot;4&quot;, &quot;issued&quot;: {&quot;date-parts&quot;: [[&quot;2013&quot;]]}, &quot;page&quot;: &quot;2091-2121&quot;, &quot;title&quot;: &quot;Phishing detection: A literature survey&quot;, &quot;type&quot;: &quot;article-journal&quot;, &quot;volume&quot;: &quot;15&quot;}, &quot;uris&quot;: [&quot;http://www.mendeley.com/documents/?uuid=6b938b83-f966-40b3-b015-b24273d450e1&quot;]}], &quot;mendeley&quot;: {&quot;formattedCitation&quot;: &quot;(Khonji et al., 2013)&quot;, &quot;plainTextFormattedCitation&quot;: &quot;(Khonji et al., 2013)&quot;, &quot;previouslyFormattedCitation&quot;: &quot;(Khonji et al., 2013)&quot;}, &quot;properties&quot;: {&quot;noteIndex&quot;: 0}, &quot;schema&quot;: &quot;https://github.com/citation-style-language/schema/raw/master/csl-citation.json&quot;} RNDtb4Pap86yN"/></text:p>
      <text:p text:style-name="P6"><text:reference-mark-start text:name="ADDIN CSL_CITATION {&quot;citationItems&quot;: [{&quot;id&quot;: &quot;ITEM-1&quot;, &quot;itemData&quot;: {&quot;DOI&quot;: &quot;10.1109/ICPR.2010.1010&quot;, &quot;ISBN&quot;: &quot;9780769541099&quot;, &quot;ISSN&quot;: &quot;10514651&quot;, &quot;abstract&quot;: &quot;An approach to identification of the phishing target of a given (suspicious) webpage is proposed by clustering the webpage set consisting of its all associated webpages and the given webpage itself. We first find its associated webpages, and then explore their relationships to the given webpage as their features for clustering. Such relationships include link relationship, ranking relationship, text similarity, and webpage layout similarity relationship. A DBSCAN clustering method is employed to find if there is a cluster around the given webpage. If such cluster exists, we claim the given webpage is a phishing webpage and then find its phishing target (i.e., the legitimate webpage it is attacking) from this cluster. Otherwise, we identify it as a legitimate webpage. Our test dataset consists of 8745 phishing pages (targeting at 76 well-known websites) selected from PhishTank and preliminary experiments show that the approach can successfully identify 91.44% of their phishing targets. Another dataset of 1000 legitimate webpages is collected to test our method's false alarm rate, which is 3.40%. \u00a9 2010 IEEE.&quot;, &quot;author&quot;: [{&quot;dropping-particle&quot;: &quot;&quot;, &quot;family&quot;: &quot;Liu&quot;, &quot;given&quot;: &quot;Gang&quot;, &quot;non-dropping-particle&quot;: &quot;&quot;, &quot;parse-names&quot;: false, &quot;suffix&quot;: &quot;&quot;}, {&quot;dropping-particle&quot;: &quot;&quot;, &quot;family&quot;: &quot;Qiu&quot;, &quot;given&quot;: &quot;Bite&quot;, &quot;non-dropping-particle&quot;: &quot;&quot;, &quot;parse-names&quot;: false, &quot;suffix&quot;: &quot;&quot;}, {&quot;dropping-particle&quot;: &quot;&quot;, &quot;family&quot;: &quot;Wenyin&quot;, &quot;given&quot;: &quot;Liu&quot;, &quot;non-dropping-particle&quot;: &quot;&quot;, &quot;parse-names&quot;: false, &quot;suffix&quot;: &quot;&quot;}], &quot;container-title&quot;: &quot;2010 20th International Conference on Pattern Recognition, ICPR 2010&quot;, &quot;id&quot;: &quot;ITEM-1&quot;, &quot;issued&quot;: {&quot;date-parts&quot;: [[&quot;2010&quot;]]}, &quot;page&quot;: &quot;4153-4156&quot;, &quot;publisher&quot;: &quot;IEEE&quot;, &quot;publisher-place&quot;: &quot;Istanbul, Turkey&quot;, &quot;title&quot;: &quot;Automatic detection of phishing target from phishing webpage&quot;, &quot;type&quot;: &quot;paper-conference&quot;}, &quot;uris&quot;: [&quot;http://www.mendeley.com/documents/?uuid=a7e10840-cf12-476b-8aa3-68c0bbb4d612&quot;]}], &quot;mendeley&quot;: {&quot;formattedCitation&quot;: &quot;(Liu et al., 2010)&quot;, &quot;plainTextFormattedCitation&quot;: &quot;(Liu et al., 2010)&quot;, &quot;previouslyFormattedCitation&quot;: &quot;(Liu et al., 2010)&quot;}, &quot;properties&quot;: {&quot;noteIndex&quot;: 0}, &quot;schema&quot;: &quot;https://github.com/citation-style-language/schema/raw/master/csl-citation.json&quot;} RNDJPyGg2efZD"/>(Liu et al., 2010)<text:reference-mark-end text:name="ADDIN CSL_CITATION {&quot;citationItems&quot;: [{&quot;id&quot;: &quot;ITEM-1&quot;, &quot;itemData&quot;: {&quot;DOI&quot;: &quot;10.1109/ICPR.2010.1010&quot;, &quot;ISBN&quot;: &quot;9780769541099&quot;, &quot;ISSN&quot;: &quot;10514651&quot;, &quot;abstract&quot;: &quot;An approach to identification of the phishing target of a given (suspicious) webpage is proposed by clustering the webpage set consisting of its all associated webpages and the given webpage itself. We first find its associated webpages, and then explore their relationships to the given webpage as their features for clustering. Such relationships include link relationship, ranking relationship, text similarity, and webpage layout similarity relationship. A DBSCAN clustering method is employed to find if there is a cluster around the given webpage. If such cluster exists, we claim the given webpage is a phishing webpage and then find its phishing target (i.e., the legitimate webpage it is attacking) from this cluster. Otherwise, we identify it as a legitimate webpage. Our test dataset consists of 8745 phishing pages (targeting at 76 well-known websites) selected from PhishTank and preliminary experiments show that the approach can successfully identify 91.44% of their phishing targets. Another dataset of 1000 legitimate webpages is collected to test our method's false alarm rate, which is 3.40%. \u00a9 2010 IEEE.&quot;, &quot;author&quot;: [{&quot;dropping-particle&quot;: &quot;&quot;, &quot;family&quot;: &quot;Liu&quot;, &quot;given&quot;: &quot;Gang&quot;, &quot;non-dropping-particle&quot;: &quot;&quot;, &quot;parse-names&quot;: false, &quot;suffix&quot;: &quot;&quot;}, {&quot;dropping-particle&quot;: &quot;&quot;, &quot;family&quot;: &quot;Qiu&quot;, &quot;given&quot;: &quot;Bite&quot;, &quot;non-dropping-particle&quot;: &quot;&quot;, &quot;parse-names&quot;: false, &quot;suffix&quot;: &quot;&quot;}, {&quot;dropping-particle&quot;: &quot;&quot;, &quot;family&quot;: &quot;Wenyin&quot;, &quot;given&quot;: &quot;Liu&quot;, &quot;non-dropping-particle&quot;: &quot;&quot;, &quot;parse-names&quot;: false, &quot;suffix&quot;: &quot;&quot;}], &quot;container-title&quot;: &quot;2010 20th International Conference on Pattern Recognition, ICPR 2010&quot;, &quot;id&quot;: &quot;ITEM-1&quot;, &quot;issued&quot;: {&quot;date-parts&quot;: [[&quot;2010&quot;]]}, &quot;page&quot;: &quot;4153-4156&quot;, &quot;publisher&quot;: &quot;IEEE&quot;, &quot;publisher-place&quot;: &quot;Istanbul, Turkey&quot;, &quot;title&quot;: &quot;Automatic detection of phishing target from phishing webpage&quot;, &quot;type&quot;: &quot;paper-conference&quot;}, &quot;uris&quot;: [&quot;http://www.mendeley.com/documents/?uuid=a7e10840-cf12-476b-8aa3-68c0bbb4d612&quot;]}], &quot;mendeley&quot;: {&quot;formattedCitation&quot;: &quot;(Liu et al., 2010)&quot;, &quot;plainTextFormattedCitation&quot;: &quot;(Liu et al., 2010)&quot;, &quot;previouslyFormattedCitation&quot;: &quot;(Liu et al., 2010)&quot;}, &quot;properties&quot;: {&quot;noteIndex&quot;: 0}, &quot;schema&quot;: &quot;https://github.com/citation-style-language/schema/raw/master/csl-citation.json&quot;} RNDJPyGg2efZD"/></text:p>
      <text:p text:style-name="P8"><text:reference-mark-start text:name="ADDIN CSL_CITATION {&quot;citationItems&quot;: [{&quot;id&quot;: &quot;ITEM-1&quot;, &quot;itemData&quot;: {&quot;ISSN&quot;: &quot;22498958&quot;, &quot;abstract&quot;: &quot;Phishing is a deceitful attempt for obtaining the sensitive information like credit card details, user names and passwords. It is one of the social engineering methods that gathers personal information through websites such as malicious websites and deceptive e-mail to canvass personal information from a company or an individual by prance as a trustworthy entity or organization. Phishing often attacks email by using as a vehicle and even sending messages by email to users that represent a part of a company or an institution who perform business such as financial institution, banking etc. Phishing is becoming more malicious day by day and its detection is very important. In cyberspace, phishing is motivating the researchers to develop the model through which we can develop more security towards the safe services provided by the web. Here we discuss types of phishing and conflicts due to it.&quot;, &quot;author&quot;: [{&quot;dropping-particle&quot;: &quot;&quot;, &quot;family&quot;: &quot;Mahalakshmi&quot;, &quot;given&quot;: &quot;A.&quot;, &quot;non-dropping-particle&quot;: &quot;&quot;, &quot;parse-names&quot;: false, &quot;suffix&quot;: &quot;&quot;}, {&quot;dropping-particle&quot;: &quot;&quot;, &quot;family&quot;: &quot;Goud&quot;, &quot;given&quot;: &quot;N. Swapna&quot;, &quot;non-dropping-particle&quot;: &quot;&quot;, &quot;parse-names&quot;: false, &quot;suffix&quot;: &quot;&quot;}, {&quot;dropping-particle&quot;: &quot;&quot;, &quot;family&quot;: &quot;Murthy&quot;, &quot;given&quot;: &quot;G. Vishnu&quot;, &quot;non-dropping-particle&quot;: &quot;&quot;, &quot;parse-names&quot;: false, &quot;suffix&quot;: &quot;&quot;}], &quot;container-title&quot;: &quot;International Journal of Engineering and Advanced Technology (IJEAT)&quot;, &quot;id&quot;: &quot;ITEM-1&quot;, &quot;issue&quot;: &quot;2&quot;, &quot;issued&quot;: {&quot;date-parts&quot;: [[&quot;2018&quot;]]}, &quot;page&quot;: &quot;498-503&quot;, &quot;title&quot;: &quot;A survey on phishing and it\u2019s detection techniques based on support vector method (SVM) and software defined networking(SDN)&quot;, &quot;type&quot;: &quot;article-journal&quot;, &quot;volume&quot;: &quot;8&quot;}, &quot;uris&quot;: [&quot;http://www.mendeley.com/documents/?uuid=ecfa311d-fe53-4068-9e28-62ed49930e0b&quot;]}], &quot;mendeley&quot;: {&quot;formattedCitation&quot;: &quot;(Mahalakshmi et al., 2018)&quot;, &quot;plainTextFormattedCitation&quot;: &quot;(Mahalakshmi et al., 2018)&quot;, &quot;previouslyFormattedCitation&quot;: &quot;(Mahalakshmi et al., 2018)&quot;}, &quot;properties&quot;: {&quot;noteIndex&quot;: 0}, &quot;schema&quot;: &quot;https://github.com/citation-style-language/schema/raw/master/csl-citation.json&quot;} RNDpMIshQRr78"/><text:span text:style-name="T1">(Mahalakshmi et al., 2018)</text:span><text:reference-mark-end text:name="ADDIN CSL_CITATION {&quot;citationItems&quot;: [{&quot;id&quot;: &quot;ITEM-1&quot;, &quot;itemData&quot;: {&quot;ISSN&quot;: &quot;22498958&quot;, &quot;abstract&quot;: &quot;Phishing is a deceitful attempt for obtaining the sensitive information like credit card details, user names and passwords. It is one of the social engineering methods that gathers personal information through websites such as malicious websites and deceptive e-mail to canvass personal information from a company or an individual by prance as a trustworthy entity or organization. Phishing often attacks email by using as a vehicle and even sending messages by email to users that represent a part of a company or an institution who perform business such as financial institution, banking etc. Phishing is becoming more malicious day by day and its detection is very important. In cyberspace, phishing is motivating the researchers to develop the model through which we can develop more security towards the safe services provided by the web. Here we discuss types of phishing and conflicts due to it.&quot;, &quot;author&quot;: [{&quot;dropping-particle&quot;: &quot;&quot;, &quot;family&quot;: &quot;Mahalakshmi&quot;, &quot;given&quot;: &quot;A.&quot;, &quot;non-dropping-particle&quot;: &quot;&quot;, &quot;parse-names&quot;: false, &quot;suffix&quot;: &quot;&quot;}, {&quot;dropping-particle&quot;: &quot;&quot;, &quot;family&quot;: &quot;Goud&quot;, &quot;given&quot;: &quot;N. Swapna&quot;, &quot;non-dropping-particle&quot;: &quot;&quot;, &quot;parse-names&quot;: false, &quot;suffix&quot;: &quot;&quot;}, {&quot;dropping-particle&quot;: &quot;&quot;, &quot;family&quot;: &quot;Murthy&quot;, &quot;given&quot;: &quot;G. Vishnu&quot;, &quot;non-dropping-particle&quot;: &quot;&quot;, &quot;parse-names&quot;: false, &quot;suffix&quot;: &quot;&quot;}], &quot;container-title&quot;: &quot;International Journal of Engineering and Advanced Technology (IJEAT)&quot;, &quot;id&quot;: &quot;ITEM-1&quot;, &quot;issue&quot;: &quot;2&quot;, &quot;issued&quot;: {&quot;date-parts&quot;: [[&quot;2018&quot;]]}, &quot;page&quot;: &quot;498-503&quot;, &quot;title&quot;: &quot;A survey on phishing and it\u2019s detection techniques based on support vector method (SVM) and software defined networking(SDN)&quot;, &quot;type&quot;: &quot;article-journal&quot;, &quot;volume&quot;: &quot;8&quot;}, &quot;uris&quot;: [&quot;http://www.mendeley.com/documents/?uuid=ecfa311d-fe53-4068-9e28-62ed49930e0b&quot;]}], &quot;mendeley&quot;: {&quot;formattedCitation&quot;: &quot;(Mahalakshmi et al., 2018)&quot;, &quot;plainTextFormattedCitation&quot;: &quot;(Mahalakshmi et al., 2018)&quot;, &quot;previouslyFormattedCitation&quot;: &quot;(Mahalakshmi et al., 2018)&quot;}, &quot;properties&quot;: {&quot;noteIndex&quot;: 0}, &quot;schema&quot;: &quot;https://github.com/citation-style-language/schema/raw/master/csl-citation.json&quot;} RNDpMIshQRr78"/><text:span text:style-name="T1">⁠⁠⁠</text:span></text:p>
      <text:p text:style-name="P9"><text:s/><text:reference-mark-start text:name="ADDIN CSL_CITATION {&quot;citationItems&quot;: [{&quot;id&quot;: &quot;ITEM-1&quot;, &quot;itemData&quot;: {&quot;DOI&quot;: &quot;10.1109/ICCUBEA.2018.8697412&quot;, &quot;ISBN&quot;: &quot;9781538652572&quot;, &quot;abstract&quot;: &quot;Phishing costs Internet user's lots of dollars per year. It refers to exploiting weakness on the user side, which is vulnerable to such attacks. The phishing problem is huge and there does not exist only one solution to minimize all vulnerabilities effectively, thus multiple techniques are implemented. In this paper, we discuss three approaches for detecting phishing websites. First is by analyzing various features of URL, second is by checking legitimacy of website by knowing where the website is being hosted and who are managing it, the third approach uses visual appearance based analysis for checking genuineness of website. We make use of Machine Learning techniques and algorithms for evaluation of these different features of URL and websites. In this paper, an overview about these approaches is presented.&quot;, &quot;author&quot;: [{&quot;dropping-particle&quot;: &quot;&quot;, &quot;family&quot;: &quot;Patil&quot;, &quot;given&quot;: &quot;Vaibhav&quot;, &quot;non-dropping-particle&quot;: &quot;&quot;, &quot;parse-names&quot;: false, &quot;suffix&quot;: &quot;&quot;}, {&quot;dropping-particle&quot;: &quot;&quot;, &quot;family&quot;: &quot;Thakkar&quot;, &quot;given&quot;: &quot;Pritesh&quot;, &quot;non-dropping-particle&quot;: &quot;&quot;, &quot;parse-names&quot;: false, &quot;suffix&quot;: &quot;&quot;}, {&quot;dropping-particle&quot;: &quot;&quot;, &quot;family&quot;: &quot;Shah&quot;, &quot;given&quot;: &quot;Chirag&quot;, &quot;non-dropping-particle&quot;: &quot;&quot;, &quot;parse-names&quot;: false, &quot;suffix&quot;: &quot;&quot;}, {&quot;dropping-particle&quot;: &quot;&quot;, &quot;family&quot;: &quot;Bhat&quot;, &quot;given&quot;: &quot;Tushar&quot;, &quot;non-dropping-particle&quot;: &quot;&quot;, &quot;parse-names&quot;: false, &quot;suffix&quot;: &quot;&quot;}, {&quot;dropping-particle&quot;: &quot;&quot;, &quot;family&quot;: &quot;Godse&quot;, &quot;given&quot;: &quot;S. P.&quot;, &quot;non-dropping-particle&quot;: &quot;&quot;, &quot;parse-names&quot;: false, &quot;suffix&quot;: &quot;&quot;}], &quot;container-title&quot;: &quot;Proceedings - 2018 4th International Conference on Computing, Communication Control and Automation, ICCUBEA 2018&quot;, &quot;id&quot;: &quot;ITEM-1&quot;, &quot;issued&quot;: {&quot;date-parts&quot;: [[&quot;2018&quot;]]}, &quot;page&quot;: &quot;1-5&quot;, &quot;publisher&quot;: &quot;IEEE&quot;, &quot;title&quot;: &quot;Detection and Prevention of Phishing Websites Using Machine Learning Approach&quot;, &quot;type&quot;: &quot;paper-conference&quot;}, &quot;uris&quot;: [&quot;http://www.mendeley.com/documents/?uuid=c95362c7-e086-4998-91a4-88912e913656&quot;]}], &quot;mendeley&quot;: {&quot;formattedCitation&quot;: &quot;(Patil et al., 2018)&quot;, &quot;plainTextFormattedCitation&quot;: &quot;(Patil et al., 2018)&quot;, &quot;previouslyFormattedCitation&quot;: &quot;(Patil et al., 2018)&quot;}, &quot;properties&quot;: {&quot;noteIndex&quot;: 0}, &quot;schema&quot;: &quot;https://github.com/citation-style-language/schema/raw/master/csl-citation.json&quot;} RNDKCMVCafn9H"/>(Patil et al., 2018)<text:reference-mark-end text:name="ADDIN CSL_CITATION {&quot;citationItems&quot;: [{&quot;id&quot;: &quot;ITEM-1&quot;, &quot;itemData&quot;: {&quot;DOI&quot;: &quot;10.1109/ICCUBEA.2018.8697412&quot;, &quot;ISBN&quot;: &quot;9781538652572&quot;, &quot;abstract&quot;: &quot;Phishing costs Internet user's lots of dollars per year. It refers to exploiting weakness on the user side, which is vulnerable to such attacks. The phishing problem is huge and there does not exist only one solution to minimize all vulnerabilities effectively, thus multiple techniques are implemented. In this paper, we discuss three approaches for detecting phishing websites. First is by analyzing various features of URL, second is by checking legitimacy of website by knowing where the website is being hosted and who are managing it, the third approach uses visual appearance based analysis for checking genuineness of website. We make use of Machine Learning techniques and algorithms for evaluation of these different features of URL and websites. In this paper, an overview about these approaches is presented.&quot;, &quot;author&quot;: [{&quot;dropping-particle&quot;: &quot;&quot;, &quot;family&quot;: &quot;Patil&quot;, &quot;given&quot;: &quot;Vaibhav&quot;, &quot;non-dropping-particle&quot;: &quot;&quot;, &quot;parse-names&quot;: false, &quot;suffix&quot;: &quot;&quot;}, {&quot;dropping-particle&quot;: &quot;&quot;, &quot;family&quot;: &quot;Thakkar&quot;, &quot;given&quot;: &quot;Pritesh&quot;, &quot;non-dropping-particle&quot;: &quot;&quot;, &quot;parse-names&quot;: false, &quot;suffix&quot;: &quot;&quot;}, {&quot;dropping-particle&quot;: &quot;&quot;, &quot;family&quot;: &quot;Shah&quot;, &quot;given&quot;: &quot;Chirag&quot;, &quot;non-dropping-particle&quot;: &quot;&quot;, &quot;parse-names&quot;: false, &quot;suffix&quot;: &quot;&quot;}, {&quot;dropping-particle&quot;: &quot;&quot;, &quot;family&quot;: &quot;Bhat&quot;, &quot;given&quot;: &quot;Tushar&quot;, &quot;non-dropping-particle&quot;: &quot;&quot;, &quot;parse-names&quot;: false, &quot;suffix&quot;: &quot;&quot;}, {&quot;dropping-particle&quot;: &quot;&quot;, &quot;family&quot;: &quot;Godse&quot;, &quot;given&quot;: &quot;S. P.&quot;, &quot;non-dropping-particle&quot;: &quot;&quot;, &quot;parse-names&quot;: false, &quot;suffix&quot;: &quot;&quot;}], &quot;container-title&quot;: &quot;Proceedings - 2018 4th International Conference on Computing, Communication Control and Automation, ICCUBEA 2018&quot;, &quot;id&quot;: &quot;ITEM-1&quot;, &quot;issued&quot;: {&quot;date-parts&quot;: [[&quot;2018&quot;]]}, &quot;page&quot;: &quot;1-5&quot;, &quot;publisher&quot;: &quot;IEEE&quot;, &quot;title&quot;: &quot;Detection and Prevention of Phishing Websites Using Machine Learning Approach&quot;, &quot;type&quot;: &quot;paper-conference&quot;}, &quot;uris&quot;: [&quot;http://www.mendeley.com/documents/?uuid=c95362c7-e086-4998-91a4-88912e913656&quot;]}], &quot;mendeley&quot;: {&quot;formattedCitation&quot;: &quot;(Patil et al., 2018)&quot;, &quot;plainTextFormattedCitation&quot;: &quot;(Patil et al., 2018)&quot;, &quot;previouslyFormattedCitation&quot;: &quot;(Patil et al., 2018)&quot;}, &quot;properties&quot;: {&quot;noteIndex&quot;: 0}, &quot;schema&quot;: &quot;https://github.com/citation-style-language/schema/raw/master/csl-citation.json&quot;} RNDKCMVCafn9H"/></text:p>
      <text:p text:style-name="P9"><text:reference-mark-start text:name="ADDIN CSL_CITATION {&quot;citationItems&quot;: [{&quot;id&quot;: &quot;ITEM-1&quot;, &quot;itemData&quot;: {&quot;abstract&quot;: &quot;Evaluating your machine learning algorithm is an essential part of any project. Your model may give you satisfying results when evaluated using a metric say accuracy_score but may give poor results when evaluated against other metrics such as logarithmic_loss or any other such metric. Most of the times we use classification accuracy to measure the performance of our model, however it is not enough to truly judge our model. In this post, we will cover different types of evaluation metrics available.&quot;, &quot;author&quot;: [{&quot;dropping-particle&quot;: &quot;&quot;, &quot;family&quot;: &quot;Mishra&quot;, &quot;given&quot;: &quot;Aditya&quot;, &quot;non-dropping-particle&quot;: &quot;&quot;, &quot;parse-names&quot;: false, &quot;suffix&quot;: &quot;&quot;}], &quot;container-title&quot;: &quot;Towards Data Science&quot;, &quot;id&quot;: &quot;ITEM-1&quot;, &quot;issued&quot;: {&quot;date-parts&quot;: [[&quot;2018&quot;]]}, &quot;page&quot;: &quot;1-8&quot;, &quot;title&quot;: &quot;Metrics to Evaluate your Machine Learning Algorithm&quot;, &quot;type&quot;: &quot;article-journal&quot;}, &quot;uris&quot;: [&quot;http://www.mendeley.com/documents/?uuid=f2cbe99d-5f57-4fd0-a863-3c3343180598&quot;]}], &quot;mendeley&quot;: {&quot;formattedCitation&quot;: &quot;(Mishra, 2018)&quot;, &quot;plainTextFormattedCitation&quot;: &quot;(Mishra, 2018)&quot;, &quot;previouslyFormattedCitation&quot;: &quot;(Mishra, 2018)&quot;}, &quot;properties&quot;: {&quot;noteIndex&quot;: 0}, &quot;schema&quot;: &quot;https://github.com/citation-style-language/schema/raw/master/csl-citation.json&quot;} RNDuLs3vgHVDB"/>(Mishra, 2018)<text:reference-mark-end text:name="ADDIN CSL_CITATION {&quot;citationItems&quot;: [{&quot;id&quot;: &quot;ITEM-1&quot;, &quot;itemData&quot;: {&quot;abstract&quot;: &quot;Evaluating your machine learning algorithm is an essential part of any project. Your model may give you satisfying results when evaluated using a metric say accuracy_score but may give poor results when evaluated against other metrics such as logarithmic_loss or any other such metric. Most of the times we use classification accuracy to measure the performance of our model, however it is not enough to truly judge our model. In this post, we will cover different types of evaluation metrics available.&quot;, &quot;author&quot;: [{&quot;dropping-particle&quot;: &quot;&quot;, &quot;family&quot;: &quot;Mishra&quot;, &quot;given&quot;: &quot;Aditya&quot;, &quot;non-dropping-particle&quot;: &quot;&quot;, &quot;parse-names&quot;: false, &quot;suffix&quot;: &quot;&quot;}], &quot;container-title&quot;: &quot;Towards Data Science&quot;, &quot;id&quot;: &quot;ITEM-1&quot;, &quot;issued&quot;: {&quot;date-parts&quot;: [[&quot;2018&quot;]]}, &quot;page&quot;: &quot;1-8&quot;, &quot;title&quot;: &quot;Metrics to Evaluate your Machine Learning Algorithm&quot;, &quot;type&quot;: &quot;article-journal&quot;}, &quot;uris&quot;: [&quot;http://www.mendeley.com/documents/?uuid=f2cbe99d-5f57-4fd0-a863-3c3343180598&quot;]}], &quot;mendeley&quot;: {&quot;formattedCitation&quot;: &quot;(Mishra, 2018)&quot;, &quot;plainTextFormattedCitation&quot;: &quot;(Mishra, 2018)&quot;, &quot;previouslyFormattedCitation&quot;: &quot;(Mishra, 2018)&quot;}, &quot;properties&quot;: {&quot;noteIndex&quot;: 0}, &quot;schema&quot;: &quot;https://github.com/citation-style-language/schema/raw/master/csl-citation.json&quot;} RNDuLs3vgHVDB"/></text:p>
      <text:p text:style-name="P9"/>
      <text:p text:style-name="P9"><text:reference-mark-start text:name="ADDIN CSL_CITATION {&quot;citationItems&quot;: [{&quot;id&quot;: &quot;ITEM-1&quot;, &quot;itemData&quot;: {&quot;URL&quot;: &quot;https://medium.com/@MohammedS/performance-metrics-for-classification-problems-in-machine-learning-part-i-b085d432082b&quot;, &quot;author&quot;: [{&quot;dropping-particle&quot;: &quot;&quot;, &quot;family&quot;: &quot;Minaee&quot;, &quot;given&quot;: &quot;Shervin&quot;, &quot;non-dropping-particle&quot;: &quot;&quot;, &quot;parse-names&quot;: false, &quot;suffix&quot;: &quot;&quot;}], &quot;container-title&quot;: &quot;Towards Data Science&quot;, &quot;id&quot;: &quot;ITEM-1&quot;, &quot;issued&quot;: {&quot;date-parts&quot;: [[&quot;2019&quot;]]}, &quot;page&quot;: &quot;1-11&quot;, &quot;title&quot;: &quot;20 Popular Machine Learning Metrics. Part 1: Classification &amp; Regression Evaluation Metrics&quot;, &quot;type&quot;: &quot;webpage&quot;}, &quot;uris&quot;: [&quot;http://www.mendeley.com/documents/?uuid=820e746e-ef7c-4900-b18f-9ac864c56899&quot;]}], &quot;mendeley&quot;: {&quot;formattedCitation&quot;: &quot;(Minaee, 2019)&quot;, &quot;plainTextFormattedCitation&quot;: &quot;(Minaee, 2019)&quot;, &quot;previouslyFormattedCitation&quot;: &quot;(Minaee, 2019)&quot;}, &quot;properties&quot;: {&quot;noteIndex&quot;: 0}, &quot;schema&quot;: &quot;https://github.com/citation-style-language/schema/raw/master/csl-citation.json&quot;} RNDDsY2i5B6fU"/>(Minaee, 2019)<text:reference-mark-end text:name="ADDIN CSL_CITATION {&quot;citationItems&quot;: [{&quot;id&quot;: &quot;ITEM-1&quot;, &quot;itemData&quot;: {&quot;URL&quot;: &quot;https://medium.com/@MohammedS/performance-metrics-for-classification-problems-in-machine-learning-part-i-b085d432082b&quot;, &quot;author&quot;: [{&quot;dropping-particle&quot;: &quot;&quot;, &quot;family&quot;: &quot;Minaee&quot;, &quot;given&quot;: &quot;Shervin&quot;, &quot;non-dropping-particle&quot;: &quot;&quot;, &quot;parse-names&quot;: false, &quot;suffix&quot;: &quot;&quot;}], &quot;container-title&quot;: &quot;Towards Data Science&quot;, &quot;id&quot;: &quot;ITEM-1&quot;, &quot;issued&quot;: {&quot;date-parts&quot;: [[&quot;2019&quot;]]}, &quot;page&quot;: &quot;1-11&quot;, &quot;title&quot;: &quot;20 Popular Machine Learning Metrics. Part 1: Classification &amp; Regression Evaluation Metrics&quot;, &quot;type&quot;: &quot;webpage&quot;}, &quot;uris&quot;: [&quot;http://www.mendeley.com/documents/?uuid=820e746e-ef7c-4900-b18f-9ac864c56899&quot;]}], &quot;mendeley&quot;: {&quot;formattedCitation&quot;: &quot;(Minaee, 2019)&quot;, &quot;plainTextFormattedCitation&quot;: &quot;(Minaee, 2019)&quot;, &quot;previouslyFormattedCitation&quot;: &quot;(Minaee, 2019)&quot;}, &quot;properties&quot;: {&quot;noteIndex&quot;: 0}, &quot;schema&quot;: &quot;https://github.com/citation-style-language/schema/raw/master/csl-citation.json&quot;} RNDDsY2i5B6fU"/>⁠</text:p>
      <text:p text:style-name="P9"><text:reference-mark-start text:name="ADDIN CSL_CITATION {&quot;citationItems&quot;: [{&quot;id&quot;: &quot;ITEM-1&quot;, &quot;itemData&quot;: {&quot;URL&quot;: &quot;https://medium.com/thalus-ai/performance-metrics-for-classification-problems-in-machine-learning-part-i-b085d432082b&quot;, &quot;abstract&quot;: &quot;After doing the usual Feature Engineering, Selection, and of course, implementing a model and getting some output in forms of a probability or a class, the next step is to find out how effective is the model based on some metric using test datasets. Different performance metrics are used to evaluate different Machine Learning Algorithms. For now, we will be focusing on the ones used for Classification problems. We can use classification performance metrics such as Log-Loss, Accuracy, AUC(Area under Curve) etc. Another example of metric for evaluation of machine learning algorithms is precision, recall, which can be used for sorting algorithms primarily used by search engines.&quot;, &quot;author&quot;: [{&quot;dropping-particle&quot;: &quot;&quot;, &quot;family&quot;: &quot;Sunasra&quot;, &quot;given&quot;: &quot;Mohammed&quot;, &quot;non-dropping-particle&quot;: &quot;&quot;, &quot;parse-names&quot;: false, &quot;suffix&quot;: &quot;&quot;}], &quot;container-title&quot;: &quot;Medium&quot;, &quot;id&quot;: &quot;ITEM-1&quot;, &quot;issued&quot;: {&quot;date-parts&quot;: [[&quot;2017&quot;]]}, &quot;page&quot;: &quot;1&quot;, &quot;title&quot;: &quot;Performance Metrics for Classification problems in Machine Learning&quot;, &quot;type&quot;: &quot;webpage&quot;}, &quot;uris&quot;: [&quot;http://www.mendeley.com/documents/?uuid=bb53ca72-a317-4196-b565-f975ff8f7bff&quot;]}], &quot;mendeley&quot;: {&quot;formattedCitation&quot;: &quot;(Sunasra, 2017)&quot;, &quot;plainTextFormattedCitation&quot;: &quot;(Sunasra, 2017)&quot;, &quot;previouslyFormattedCitation&quot;: &quot;(Sunasra, 2017)&quot;}, &quot;properties&quot;: {&quot;noteIndex&quot;: 0}, &quot;schema&quot;: &quot;https://github.com/citation-style-language/schema/raw/master/csl-citation.json&quot;} RNDTUkfiHRtcf"/>(Sunasra, 2017)<text:reference-mark-end text:name="ADDIN CSL_CITATION {&quot;citationItems&quot;: [{&quot;id&quot;: &quot;ITEM-1&quot;, &quot;itemData&quot;: {&quot;URL&quot;: &quot;https://medium.com/thalus-ai/performance-metrics-for-classification-problems-in-machine-learning-part-i-b085d432082b&quot;, &quot;abstract&quot;: &quot;After doing the usual Feature Engineering, Selection, and of course, implementing a model and getting some output in forms of a probability or a class, the next step is to find out how effective is the model based on some metric using test datasets. Different performance metrics are used to evaluate different Machine Learning Algorithms. For now, we will be focusing on the ones used for Classification problems. We can use classification performance metrics such as Log-Loss, Accuracy, AUC(Area under Curve) etc. Another example of metric for evaluation of machine learning algorithms is precision, recall, which can be used for sorting algorithms primarily used by search engines.&quot;, &quot;author&quot;: [{&quot;dropping-particle&quot;: &quot;&quot;, &quot;family&quot;: &quot;Sunasra&quot;, &quot;given&quot;: &quot;Mohammed&quot;, &quot;non-dropping-particle&quot;: &quot;&quot;, &quot;parse-names&quot;: false, &quot;suffix&quot;: &quot;&quot;}], &quot;container-title&quot;: &quot;Medium&quot;, &quot;id&quot;: &quot;ITEM-1&quot;, &quot;issued&quot;: {&quot;date-parts&quot;: [[&quot;2017&quot;]]}, &quot;page&quot;: &quot;1&quot;, &quot;title&quot;: &quot;Performance Metrics for Classification problems in Machine Learning&quot;, &quot;type&quot;: &quot;webpage&quot;}, &quot;uris&quot;: [&quot;http://www.mendeley.com/documents/?uuid=bb53ca72-a317-4196-b565-f975ff8f7bff&quot;]}], &quot;mendeley&quot;: {&quot;formattedCitation&quot;: &quot;(Sunasra, 2017)&quot;, &quot;plainTextFormattedCitation&quot;: &quot;(Sunasra, 2017)&quot;, &quot;previouslyFormattedCitation&quot;: &quot;(Sunasra, 2017)&quot;}, &quot;properties&quot;: {&quot;noteIndex&quot;: 0}, &quot;schema&quot;: &quot;https://github.com/citation-style-language/schema/raw/master/csl-citation.json&quot;} RNDTUkfiHRtcf"/>⁠⁠⁠</text:p>
      <text:section text:style-name="Sect1" text:name="ADDIN Mendeley Bibliography CSL_BIBLIOGRAPHY  RNDwOvhh9k7R5">
        <text:p text:style-name="P12">Alkawaz, M. H., Steven, S. J., &amp; Hajamydeen, A. I. (2020). Detecting Phishing Website Using Machine Learning. <text:span text:style-name="T2">Proceedings - 2020 16th IEEE International Colloquium on Signal Processing and Its Applications, CSPA 2020</text:span>, <text:span text:style-name="T2">Cspa</text:span>, 111–114. https://doi.org/10.1109/CSPA48992.2020.9068728</text:p>
        <text:p text:style-name="P12">Alnajim, A., &amp; Munro, M. (2010). An Approach to the Implementation of the Anti-Phishing Tool for Phishing Websites Detection. <text:span text:style-name="T2">2009 International Conference on Intelligent Networking and Collaborative Systems, INCoS 2010</text:span>, 105–112. https://doi.org/10.1109/incos.2009.37</text:p>
        <text:p text:style-name="P12">Aycock, J. (2007). A Design for an Anti-Spear-Phishing System. In <text:span text:style-name="T2">Virus Bulletin Conference</text:span> (Issue September). https://www.researchgate.net/publication/228826249_A_design_for_an_anti-spear-phishing_system</text:p>
        <text:p text:style-name="P12">Cisco. (2018). Reporte Anual de Ciberseguridad 2018. In <text:span text:style-name="T2">Redes de Ingeniería</text:span> (Issue 2). https://doi.org/10.14483/2248762x.7153</text:p>
        <text:p text:style-name="P12">Cisco. (2019). <text:span text:style-name="T2">Defiéndase contra amenazas críticas de la actualidad: Reporte de amenazas 2019</text:span>. https://www.cisco.com/c/dam/global/es_mx/solutions/pdf/cybersecurity-series-threat.pdf</text:p>
        <text:p text:style-name="P12">Desai, A., Jatakia, J., Naik, R., &amp; Raul, N. (2017). Malicious web content detection using machine leaning. <text:span text:style-name="T2">RTEICT 2017 - 2nd IEEE International Conference on Recent Trends in Electronics, Information and Communication Technology, Proceedings</text:span>, <text:span text:style-name="T2">2018</text:span>-<text:span text:style-name="T2">Janua</text:span>, 1432–1436. https://doi.org/10.1109/RTEICT.2017.8256834</text:p>
        <text:p text:style-name="P12"><text:soft-page-break/>Dong, X., Clark, J. A., &amp; Jacob, J. L. (2008). User behaviour based phishing websites detection. <text:span text:style-name="T2">2008 International Multiconference on Computer Science and Information Technology, IMCSIT 2008</text:span>, <text:span text:style-name="T2">3</text:span>, 783–790. https://doi.org/10.1109/IMCSIT.2008.4747332</text:p>
        <text:p text:style-name="P12">Fang, Y., Zhang, C., Huang, C., Liu, L., &amp; Yang, Y. (2019). Phishing Email Detection Using Improved RCNN Model With Multilevel Vectors and Attention Mechanism. <text:span text:style-name="T2">IEEE Access</text:span>, <text:span text:style-name="T2">7</text:span>, 56329–56340. https://doi.org/10.1109/ACCESS.2019.2913705</text:p>
        <text:p text:style-name="P12">Kaspersky Latam. (2017). <text:span text:style-name="T2">¿Qué es el spear phishing?</text:span> https://latam.kaspersky.com/resource-center/definitions/spear-phishing#:~:text=El spear phishing es una,la computadora de la víctima.</text:p>
        <text:p text:style-name="P12">Khonji, M., Iraqi, Y., &amp; Jones, A. (2013). Phishing detection: A literature survey. <text:span text:style-name="T2">IEEE Communications Surveys &amp; Tutorials</text:span>, <text:span text:style-name="T2">15</text:span>(4), 2091–2121. https://doi.org/10.1109/SURV.2013.032213.00009</text:p>
        <text:p text:style-name="P12">Kunju, M. V., Dainel, E., Anthony, H. C., &amp; Bhelwa, S. (2019). Evaluation of phishing techniques based on machine learning. <text:span text:style-name="T2">2019 International Conference on Intelligent Computing and Control Systems, ICCS 2019</text:span>, <text:span text:style-name="T2">Iciccs</text:span>, 963–968. https://doi.org/10.1109/ICCS45141.2019.9065639</text:p>
        <text:p text:style-name="P12">Liu, G., Qiu, B., &amp; Wenyin, L. (2010). Automatic detection of phishing target from phishing webpage. <text:span text:style-name="T2">2010 20th International Conference on Pattern Recognition, ICPR 2010</text:span>, 4153–4156. https://doi.org/10.1109/ICPR.2010.1010</text:p>
        <text:p text:style-name="P12">Mahalakshmi, A., Goud, N. S., &amp; Murthy, G. V. (2018). A survey on phishing and it’s detection techniques based on support vector method (SVM) and software defined networking(SDN). <text:span text:style-name="T2">International Journal of Engineering and Advanced Technology (IJEAT)</text:span>, <text:span text:style-name="T2">8</text:span>(2), 498–503. https://ieeexplore.ieee.org/stamp/stamp.jsp?arnumber=8387883</text:p>
        <text:p text:style-name="P12">Minaee, S. (2019). <text:span text:style-name="T2">20 Popular Machine Learning Metrics. Part 1: Classification &amp; Regression Evaluation Metrics</text:span>. Towards Data Science. https://medium.com/@MohammedS/performance-metrics-for-classification-problems-in-machine-learning-part-i-b085d432082b</text:p>
        <text:p text:style-name="P12">Mishra, A. (2018). Metrics to Evaluate your Machine Learning Algorithm. <text:span text:style-name="T2">Towards Data Science</text:span>, 1–8. https://towardsdatascience.com/metrics-to-evaluate-your-machine-learning-algorithm-f10ba6e38234?fbclid=IwAR2e4qvqwBt1HcdQIUD27vvdpyWXP201mbDvhcDobBFI4KT0gl9JzJR18to</text:p>
        <text:p text:style-name="P12">Ortiz Garces, I., Cazares, M. F., &amp; Andrade, R. O. (2019). Detection of phishing attacks with machine learning techniques in cognitive security architecture. <text:span text:style-name="T2">Proceedings - 6th Annual Conference on Computational Science and </text:span><text:soft-page-break/><text:span text:style-name="T2">Computational Intelligence, CSCI 2019</text:span>, 366–370. https://doi.org/10.1109/CSCI49370.2019.00071</text:p>
        <text:p text:style-name="P12">Patil, V., Thakkar, P., Shah, C., Bhat, T., &amp; Godse, S. P. (2018). Detection and Prevention of Phishing Websites Using Machine Learning Approach. <text:span text:style-name="T2">Proceedings - 2018 4th International Conference on Computing, Communication Control and Automation, ICCUBEA 2018</text:span>, 1–5. https://doi.org/10.1109/ICCUBEA.2018.8697412</text:p>
        <text:p text:style-name="P10">Sunasra, M. (2017). <text:span text:style-name="T2">Performance Metrics for Classification problems in Machine Learning</text:span>. Medium. https://medium.com/thalus-ai/performance-metrics-for-classification-problems-in-machine-learning-part-i-b085d432082b</text:p>
      </text:section>
      <text:p text:style-name="P3"><text:s/></text:p>
      <text:p text:style-name="P1"><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Calibri"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laudio Mori</meta:initial-creator>
    <meta:creation-date>2020-06-02T16:52:51.208350116</meta:creation-date>
    <dc:date>2020-06-06T19:44:37.809488180</dc:date>
    <dc:creator>Claudio Mori</dc:creator>
    <meta:editing-duration>PT11H2M50S</meta:editing-duration>
    <meta:editing-cycles>6</meta:editing-cycles>
    <meta:generator>LibreOffice/6.4.2.2$Linux_X86_64 LibreOffice_project/40$Build-2</meta:generator>
    <meta:document-statistic meta:table-count="0" meta:image-count="0" meta:object-count="0" meta:page-count="3" meta:paragraph-count="39" meta:word-count="567" meta:character-count="4780" meta:non-whitespace-character-count="4280"/>
    <meta:user-defined meta:name="Mendeley Citation Style_1">http://www.zotero.org/styles/apa</meta:user-defined>
    <meta:user-defined meta:name="Mendeley Document_1">True</meta:user-defined>
    <meta:user-defined meta:name="Mendeley Unique User Id_1">a9067539-0cf2-368f-8f4e-431ce6a7afb6</meta:user-defined>
  </office:meta>
</office:document-meta>
</file>